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ru" fo:country="RU" officeooo:rsid="00316ff0" officeooo:paragraph-rsid="009c45ab"/>
    </style:style>
    <style:style style:name="P4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9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10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1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fo:font-weight="bold" officeooo:rsid="00316ff0" officeooo:paragraph-rsid="00316ff0" style:font-weight-asian="bold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bold" officeooo:rsid="003d3c1d" officeooo:paragraph-rsid="003d3c1d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9940c6" style:font-weight-asian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de5ed" officeooo:paragraph-rsid="009de5e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a721d6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06146" officeooo:paragraph-rsid="00a06146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589f8a" officeooo:paragraph-rsid="00a989e6" style:font-style-asian="italic" style:font-style-complex="italic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06146" officeooo:paragraph-rsid="00a06146" style:font-style-asian="italic" style:font-style-complex="italic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364a9" officeooo:paragraph-rsid="00a06146" style:font-style-asian="italic" style:font-style-complex="italic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4f24d" officeooo:paragraph-rsid="00a4f24d" style:font-style-asian="italic" style:font-style-complex="italic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721d6" officeooo:paragraph-rsid="00a721d6" style:font-style-asian="italic" style:font-style-complex="italic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364a9" officeooo:paragraph-rsid="00a364a9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5dbc2" officeooo:paragraph-rsid="00a5dbc2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8b55c" officeooo:paragraph-rsid="00a721d6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72faf" officeooo:paragraph-rsid="00a72faf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0a05f85" style:font-size-asian="14pt" style:font-size-complex="14pt"/>
    </style:style>
    <style:style style:name="P28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a06146" officeooo:paragraph-rsid="00a364a9"/>
    </style:style>
    <style:style style:name="P29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589f8a" officeooo:paragraph-rsid="0060a0a1"/>
    </style:style>
    <style:style style:name="P3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a72faf" officeooo:paragraph-rsid="00a72faf"/>
    </style:style>
    <style:style style:name="P31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officeooo:paragraph-rsid="0060a0a1"/>
    </style:style>
    <style:style style:name="P32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font-name="Monospaced" fo:font-style="normal" officeooo:paragraph-rsid="0060a0a1"/>
    </style:style>
    <style:style style:name="P33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fo:font-weight="bold" style:font-weight-asian="bold" style:font-weight-complex="bold"/>
    </style:style>
    <style:style style:name="P34" style:family="paragraph" style:parent-style-name="Preformatted_20_Text">
      <style:text-properties fo:font-variant="normal" fo:text-transform="none"/>
    </style:style>
    <style:style style:name="P35" style:family="paragraph" style:parent-style-name="Preformatted_20_Text">
      <style:text-properties fo:font-variant="normal" fo:text-transform="none" style:font-name="Monospaced" fo:font-style="normal"/>
    </style:style>
    <style:style style:name="P36" style:family="paragraph" style:parent-style-name="Preformatted_20_Text">
      <style:paragraph-properties fo:margin-top="0cm" fo:margin-bottom="0.499cm" style:contextual-spacing="false"/>
      <style:text-properties fo:font-variant="normal" fo:text-transform="none"/>
    </style:style>
    <style:style style:name="P37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b01813" style:font-name="Monospaced" fo:font-style="normal"/>
    </style:style>
    <style:style style:name="P38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39" style:family="paragraph" style:parent-style-name="Standard" style:list-style-name="WW8Num10">
      <style:paragraph-properties fo:margin-left="0cm" fo:margin-right="0cm" fo:text-align="justify" style:justify-single-word="false" fo:text-indent="0.917cm" style:auto-text-indent="false">
        <style:tab-stops>
          <style:tab-stop style:position="1.341cm"/>
        </style:tab-stops>
      </style:paragraph-properties>
      <style:text-properties fo:font-size="14pt" officeooo:paragraph-rsid="00a05f85" style:font-size-asian="14pt" style:font-size-complex="14pt"/>
    </style:style>
    <style:style style:name="P40" style:family="paragraph" style:parent-style-name="Standard" style:list-style-name="WW8Num10">
      <style:paragraph-properties fo:margin-left="2.307cm" fo:margin-right="0cm" fo:text-align="justify" style:justify-single-word="false" fo:text-indent="-0.318cm" style:auto-text-indent="false">
        <style:tab-stops>
          <style:tab-stop style:position="2.858cm"/>
        </style:tab-stops>
      </style:paragraph-properties>
      <style:text-properties fo:font-size="14pt" officeooo:paragraph-rsid="00a05f85" style:font-size-asian="14pt" style:font-size-complex="14pt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72faf" officeooo:paragraph-rsid="00b809c3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72faf" officeooo:paragraph-rsid="00bae1f2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a72faf" officeooo:paragraph-rsid="00bba453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72faf" officeooo:paragraph-rsid="00bae1f2" style:font-style-asian="italic" style:font-style-complex="italic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style="italic" officeooo:rsid="00a72faf" officeooo:paragraph-rsid="00bd155d" style:font-style-asian="italic" style:font-style-complex="italic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bde2b2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628de" officeooo:paragraph-rsid="00c2589c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bde2b2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2fd32" officeooo:paragraph-rsid="00bfb5bc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bde2b2"/>
    </style:style>
    <style:style style:name="P5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c0d873"/>
    </style:style>
    <style:style style:name="P5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359d43" officeooo:paragraph-rsid="00c2589c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8ea8b4" officeooo:paragraph-rsid="00c0d873"/>
    </style:style>
    <style:style style:name="P5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45fb5c" officeooo:paragraph-rsid="00bde2b2"/>
    </style:style>
    <style:style style:name="P5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a02d" officeooo:paragraph-rsid="00c2589c"/>
    </style:style>
    <style:style style:name="P5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90e597" officeooo:paragraph-rsid="00c2589c"/>
    </style:style>
    <style:style style:name="P5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officeooo:rsid="00589f8a" officeooo:paragraph-rsid="0060a0a1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c2589c" style:font-weight-asian="normal" style:font-weight-complex="normal"/>
    </style:style>
    <style:style style:name="P59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9940c6" officeooo:paragraph-rsid="00c41b1c" style:font-weight-asian="normal" style:font-weight-complex="normal"/>
    </style:style>
    <style:style style:name="P6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32fd32" officeooo:paragraph-rsid="00c41b1c" style:font-weight-asian="normal" style:font-weight-complex="normal"/>
    </style:style>
    <style:style style:name="P6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32fd32" officeooo:paragraph-rsid="00c61054" style:font-weight-asian="normal" style:font-weight-complex="normal"/>
    </style:style>
    <style:style style:name="P6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style:text-position="0% 100%" fo:language="ru" fo:country="RU" fo:font-weight="normal" officeooo:rsid="0032fd32" officeooo:paragraph-rsid="00c70802" style:font-weight-asian="normal" style:font-weight-complex="normal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1c05c" officeooo:paragraph-rsid="00bde2b2"/>
    </style:style>
    <style:style style:name="P6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32fd32" officeooo:paragraph-rsid="00bde2b2"/>
    </style:style>
    <style:style style:name="P6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bde2b2"/>
    </style:style>
    <style:style style:name="P6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bde2b2"/>
    </style:style>
    <style:style style:name="P6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fda8d" officeooo:paragraph-rsid="00c01b60"/>
    </style:style>
    <style:style style:name="P68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b01813" style:font-name="Monospaced" fo:font-style="normal"/>
    </style:style>
    <style:style style:name="P69" style:family="paragraph" style:parent-style-name="Preformatted_20_Text">
      <style:paragraph-properties fo:margin-top="0cm" fo:margin-bottom="0.499cm" style:contextual-spacing="false"/>
      <style:text-properties fo:font-variant="normal" fo:text-transform="none" style:font-name="Monospaced" fo:font-style="normal"/>
    </style:style>
    <style:style style:name="P70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fo:color="#000000" style:font-name="Monospaced" fo:font-style="normal" officeooo:paragraph-rsid="0060a0a1"/>
    </style:style>
    <style:style style:name="P71" style:family="paragraph" style:parent-style-name="Preformatted_20_Text">
      <style:paragraph-properties fo:margin-left="0cm" fo:margin-right="0cm" fo:text-align="justify" style:justify-single-word="false" fo:text-indent="0cm" style:auto-text-indent="false" style:text-autospace="none"/>
      <style:text-properties fo:font-variant="normal" fo:text-transform="none" style:text-position="0% 100%" style:font-name="Monospaced" fo:language="ru" fo:country="RU" fo:font-style="normal" officeooo:rsid="00a72faf" officeooo:paragraph-rsid="00bba453"/>
    </style:style>
    <style:style style:name="P72" style:family="paragraph" style:parent-style-name="Preformatted_20_Text">
      <style:text-properties fo:font-variant="normal" fo:text-transform="none" style:font-name="Monospaced" fo:font-style="normal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30b7c2"/>
    </style:style>
    <style:style style:name="T3" style:family="text">
      <style:text-properties fo:language="ru" fo:country="RU" officeooo:rsid="00adbeab"/>
    </style:style>
    <style:style style:name="T4" style:family="text">
      <style:text-properties officeooo:rsid="0023e6d9"/>
    </style:style>
    <style:style style:name="T5" style:family="text">
      <style:text-properties officeooo:rsid="0025b96c"/>
    </style:style>
    <style:style style:name="T6" style:family="text">
      <style:text-properties officeooo:rsid="0030b7c2"/>
    </style:style>
    <style:style style:name="T7" style:family="text">
      <style:text-properties officeooo:rsid="00a364a9"/>
    </style:style>
    <style:style style:name="T8" style:family="text">
      <style:text-properties fo:color="#b01813"/>
    </style:style>
    <style:style style:name="T9" style:family="text">
      <style:text-properties fo:color="#b01813" officeooo:rsid="00a364a9"/>
    </style:style>
    <style:style style:name="T10" style:family="text">
      <style:text-properties fo:color="#b01813" style:font-name="Monospaced" fo:font-style="normal"/>
    </style:style>
    <style:style style:name="T11" style:family="text">
      <style:text-properties fo:color="#4a55db"/>
    </style:style>
    <style:style style:name="T12" style:family="text">
      <style:text-properties fo:color="#4a55db" officeooo:rsid="00a364a9"/>
    </style:style>
    <style:style style:name="T13" style:family="text">
      <style:text-properties fo:color="#4a55db" style:font-name="Monospaced" fo:font-style="normal"/>
    </style:style>
    <style:style style:name="T14" style:family="text">
      <style:text-properties fo:color="#4a55db" officeooo:rsid="00bba453"/>
    </style:style>
    <style:style style:name="T15" style:family="text">
      <style:text-properties fo:color="#834310" fo:font-weight="bold"/>
    </style:style>
    <style:style style:name="T16" style:family="text">
      <style:text-properties fo:color="#834310" fo:font-weight="bold" officeooo:rsid="00a364a9"/>
    </style:style>
    <style:style style:name="T17" style:family="text">
      <style:text-properties fo:color="#834310" style:font-name="Monospaced" fo:font-style="normal" fo:font-weight="bold"/>
    </style:style>
    <style:style style:name="T18" style:family="text">
      <style:text-properties fo:color="#5c5c5c"/>
    </style:style>
    <style:style style:name="T19" style:family="text">
      <style:text-properties fo:color="#5c5c5c" officeooo:rsid="00a364a9"/>
    </style:style>
    <style:style style:name="T20" style:family="text">
      <style:text-properties fo:color="#5c5c5c" style:font-name="Monospaced" fo:font-style="normal"/>
    </style:style>
    <style:style style:name="T21" style:family="text">
      <style:text-properties fo:color="#5c5c5c" officeooo:rsid="00bba453"/>
    </style:style>
    <style:style style:name="T22" style:family="text">
      <style:text-properties fo:color="#000000"/>
    </style:style>
    <style:style style:name="T23" style:family="text">
      <style:text-properties fo:color="#000000" officeooo:rsid="00a364a9"/>
    </style:style>
    <style:style style:name="T24" style:family="text">
      <style:text-properties fo:color="#000000" style:text-underline-style="solid" style:text-underline-width="auto" style:text-underline-color="font-color"/>
    </style:style>
    <style:style style:name="T25" style:family="text">
      <style:text-properties fo:color="#000000" style:text-underline-style="solid" style:text-underline-width="auto" style:text-underline-color="font-color" officeooo:rsid="00a364a9"/>
    </style:style>
    <style:style style:name="T26" style:family="text">
      <style:text-properties fo:color="#000000" style:font-name="Monospaced" fo:font-style="normal"/>
    </style:style>
    <style:style style:name="T27" style:family="text">
      <style:text-properties fo:color="#000000" officeooo:rsid="00bba453"/>
    </style:style>
    <style:style style:name="T28" style:family="text">
      <style:text-properties fo:color="#bc8f8f"/>
    </style:style>
    <style:style style:name="T29" style:family="text">
      <style:text-properties fo:color="#bc8f8f" style:font-name="Monospaced" fo:font-style="normal"/>
    </style:style>
    <style:style style:name="T30" style:family="text">
      <style:text-properties fo:color="#bc8f8f" style:font-name="Monospaced" fo:font-style="normal" officeooo:rsid="00b9eb0e"/>
    </style:style>
    <style:style style:name="T31" style:family="text">
      <style:text-properties fo:color="#bc8f8f" officeooo:rsid="00a364a9"/>
    </style:style>
    <style:style style:name="T32" style:family="text">
      <style:text-properties fo:color="#bc8f8f" officeooo:rsid="00bba453"/>
    </style:style>
    <style:style style:name="T33" style:family="text">
      <style:text-properties style:font-name="Monospaced" fo:font-style="normal"/>
    </style:style>
    <style:style style:name="T34" style:family="text">
      <style:text-properties fo:color="#32b9b9"/>
    </style:style>
    <style:style style:name="T35" style:family="text">
      <style:text-properties fo:color="#32b9b9" style:font-name="Monospaced" fo:font-style="normal"/>
    </style:style>
    <style:style style:name="T36" style:family="text">
      <style:text-properties fo:color="#a020f0" style:font-name="Monospaced" fo:font-style="normal"/>
    </style:style>
    <style:style style:name="T37" style:family="text">
      <style:text-properties fo:color="#ffaa00"/>
    </style:style>
    <style:style style:name="T38" style:family="text">
      <style:text-properties fo:color="#ffaa00" style:font-name="Monospaced" fo:font-style="normal"/>
    </style:style>
    <style:style style:name="T39" style:family="text">
      <style:text-properties fo:color="#ffaa00" officeooo:rsid="00a364a9"/>
    </style:style>
    <style:style style:name="T40" style:family="text">
      <style:text-properties fo:color="#5f9ea0" style:font-name="Monospaced" fo:font-style="normal"/>
    </style:style>
    <style:style style:name="T41" style:family="text">
      <style:text-properties fo:color="#01a801" fo:font-style="italic" officeooo:rsid="00a364a9"/>
    </style:style>
    <style:style style:name="T42" style:family="text">
      <style:text-properties fo:color="#01a801" style:font-name="Monospaced" fo:font-style="italic"/>
    </style:style>
    <style:style style:name="T43" style:family="text">
      <style:text-properties officeooo:rsid="00a721d6"/>
    </style:style>
    <style:style style:name="T44" style:family="text">
      <style:text-properties officeooo:rsid="00a8b55c"/>
    </style:style>
    <style:style style:name="T45" style:family="text">
      <style:text-properties officeooo:rsid="00a989e6"/>
    </style:style>
    <style:style style:name="T46" style:family="text">
      <style:text-properties fo:font-size="12pt" officeooo:rsid="00a989e6" style:font-size-asian="12pt" style:font-size-complex="12pt"/>
    </style:style>
    <style:style style:name="T47" style:family="text">
      <style:text-properties officeooo:rsid="00b0ebb5"/>
    </style:style>
    <style:style style:name="T48" style:family="text">
      <style:text-properties officeooo:rsid="00b160a0"/>
    </style:style>
    <style:style style:name="T49" style:family="text">
      <style:text-properties officeooo:rsid="00b64291"/>
    </style:style>
    <style:style style:name="T50" style:family="text">
      <style:text-properties officeooo:rsid="00b809c3"/>
    </style:style>
    <style:style style:name="T51" style:family="text">
      <style:text-properties officeooo:rsid="00b84de1"/>
    </style:style>
    <style:style style:name="T52" style:family="text">
      <style:text-properties officeooo:rsid="00b9eb0e"/>
    </style:style>
    <style:style style:name="T53" style:family="text">
      <style:text-properties officeooo:rsid="00badc79"/>
    </style:style>
    <style:style style:name="T54" style:family="text">
      <style:text-properties officeooo:rsid="00bae1f2"/>
    </style:style>
    <style:style style:name="T55" style:family="text">
      <style:text-properties officeooo:rsid="00bba453"/>
    </style:style>
    <style:style style:name="T56" style:family="text">
      <style:text-properties officeooo:rsid="00bd155d"/>
    </style:style>
    <style:style style:name="T57" style:family="text">
      <style:text-properties officeooo:rsid="0045fb5c"/>
    </style:style>
    <style:style style:name="T58" style:family="text">
      <style:text-properties officeooo:rsid="0091f68d"/>
    </style:style>
    <style:style style:name="T59" style:family="text">
      <style:text-properties officeooo:rsid="0089bbd5"/>
    </style:style>
    <style:style style:name="T60" style:family="text">
      <style:text-properties officeooo:rsid="0041fed0"/>
    </style:style>
    <style:style style:name="T61" style:family="text">
      <style:text-properties officeooo:rsid="007b3d47"/>
    </style:style>
    <style:style style:name="T62" style:family="text">
      <style:text-properties officeooo:rsid="0032fd32"/>
    </style:style>
    <style:style style:name="T63" style:family="text">
      <style:text-properties style:text-position="super 58%" officeooo:rsid="0032fd32"/>
    </style:style>
    <style:style style:name="T64" style:family="text">
      <style:text-properties style:text-position="super 58%" officeooo:rsid="0033b8c0"/>
    </style:style>
    <style:style style:name="T65" style:family="text">
      <style:text-properties style:text-position="0% 100%" officeooo:rsid="0032fd32"/>
    </style:style>
    <style:style style:name="T66" style:family="text">
      <style:text-properties style:text-position="0% 100%" officeooo:rsid="0033b8c0"/>
    </style:style>
    <style:style style:name="T67" style:family="text">
      <style:text-properties style:text-position="0% 100%" officeooo:rsid="007c9013"/>
    </style:style>
    <style:style style:name="T68" style:family="text">
      <style:text-properties style:text-position="0% 100%" officeooo:rsid="008c04cc"/>
    </style:style>
    <style:style style:name="T69" style:family="text">
      <style:text-properties style:text-position="0% 100%" officeooo:rsid="008cc6df"/>
    </style:style>
    <style:style style:name="T70" style:family="text">
      <style:text-properties style:text-position="0% 100%" officeooo:rsid="00bfb5bc"/>
    </style:style>
    <style:style style:name="T71" style:family="text">
      <style:text-properties style:text-position="0% 100%" officeooo:rsid="00c01b60"/>
    </style:style>
    <style:style style:name="T72" style:family="text">
      <style:text-properties officeooo:rsid="0043cad1"/>
    </style:style>
    <style:style style:name="T73" style:family="text">
      <style:text-properties officeooo:rsid="0033b8c0"/>
    </style:style>
    <style:style style:name="T74" style:family="text">
      <style:text-properties officeooo:rsid="0045aa8b"/>
    </style:style>
    <style:style style:name="T75" style:family="text">
      <style:text-properties officeooo:rsid="004c500a"/>
    </style:style>
    <style:style style:name="T76" style:family="text">
      <style:text-properties style:text-position="sub 58%" officeooo:rsid="0043cad1"/>
    </style:style>
    <style:style style:name="T77" style:family="text">
      <style:text-properties style:text-position="sub 58%" officeooo:rsid="0045fb5c"/>
    </style:style>
    <style:style style:name="T78" style:family="text">
      <style:text-properties officeooo:rsid="008ea8b4"/>
    </style:style>
    <style:style style:name="T79" style:family="text">
      <style:text-properties officeooo:rsid="0090e597"/>
    </style:style>
    <style:style style:name="T80" style:family="text">
      <style:text-properties officeooo:rsid="00bde2b2"/>
    </style:style>
    <style:style style:name="T81" style:family="text">
      <style:text-properties officeooo:rsid="00bfb5bc"/>
    </style:style>
    <style:style style:name="T82" style:family="text">
      <style:text-properties officeooo:rsid="00c01b60"/>
    </style:style>
    <style:style style:name="T83" style:family="text">
      <style:text-properties officeooo:rsid="00c0d873"/>
    </style:style>
    <style:style style:name="T84" style:family="text">
      <style:text-properties officeooo:rsid="00c2589c"/>
    </style:style>
    <style:style style:name="T85" style:family="text">
      <style:text-properties fo:font-style="normal" style:text-underline-style="none" officeooo:rsid="00a4f24d" style:font-style-asian="normal" style:font-style-complex="normal"/>
    </style:style>
    <style:style style:name="T86" style:family="text">
      <style:text-properties fo:font-style="normal" style:text-underline-style="none" officeooo:rsid="00c2589c" style:font-style-asian="normal" style:font-style-complex="normal"/>
    </style:style>
    <style:style style:name="T87" style:family="text">
      <style:text-properties fo:font-style="normal" style:text-underline-style="none" officeooo:rsid="00c41b1c" style:font-style-asian="normal" style:font-style-complex="normal"/>
    </style:style>
    <style:style style:name="T88" style:family="text">
      <style:text-properties fo:font-style="normal" style:text-underline-style="none" officeooo:rsid="0041fed0" style:font-style-asian="normal" style:font-style-complex="normal"/>
    </style:style>
    <style:style style:name="T89" style:family="text">
      <style:text-properties fo:font-style="normal" style:text-underline-style="none" officeooo:rsid="0089bbd5" style:font-style-asian="normal" style:font-style-complex="normal"/>
    </style:style>
    <style:style style:name="T90" style:family="text">
      <style:text-properties fo:font-style="normal" style:text-underline-style="none" officeooo:rsid="007b3d47" style:font-style-asian="normal" style:font-style-complex="normal"/>
    </style:style>
    <style:style style:name="T91" style:family="text">
      <style:text-properties fo:font-style="normal" style:text-underline-style="none" officeooo:rsid="00bde2b2" style:font-style-asian="normal" style:font-style-complex="normal"/>
    </style:style>
    <style:style style:name="T92" style:family="text">
      <style:text-properties fo:font-style="normal" style:text-underline-style="none" officeooo:rsid="00c61054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1">КАФЕДРА ПРИКЛАДНОЙ МАТЕМАТИКИ И ИНФОРМАТИКИ</text:p>
      <text:p text:style-name="P5"/>
      <text:p text:style-name="P6"/>
      <text:p text:style-name="P7"/>
      <text:p text:style-name="P7"/>
      <text:p text:style-name="P7"/>
      <text:p text:style-name="P5"/>
      <text:p text:style-name="P5"/>
      <text:p text:style-name="P8">ОТЧЕТ ПО ДИСЦИПЛИНЕ «<text:span text:style-name="T2">Математические методы в экономике и финансах</text:span>»</text:p>
      <text:p text:style-name="P8">ПО ЛАБОРАТОРНОЙ РАБОТЕ №<text:span text:style-name="T3">3</text:span></text:p>
      <text:p text:style-name="P9"/>
      <text:p text:style-name="P8"/>
      <text:p text:style-name="P8"/>
      <text:p text:style-name="P5"/>
      <text:p text:style-name="P7"/>
      <text:p text:style-name="P7"/>
      <text:p text:style-name="P5"/>
      <text:p text:style-name="P10">Выполнил студент группы ПМ-<text:span text:style-name="T1">4</text:span>1__________________________Кислицын И.К.</text:p>
      <text:p text:style-name="P10">Проверил <text:span text:style-name="T6">преподаватель кафедры ПМмИ</text:span> _________________ <text:span text:style-name="T6">Здоровенко М.Ю</text:span><text:span text:style-name="T5">.</text:span></text:p>
      <text:p text:style-name="P4"/>
      <text:p text:style-name="P5"/>
      <text:p text:style-name="P5"/>
      <text:p text:style-name="P5"/>
      <text:p text:style-name="P5"><text:line-break/></text:p>
      <text:p text:style-name="P5"/>
      <text:p text:style-name="P7"/>
      <text:p text:style-name="P8"><text:s/></text:p>
      <text:p text:style-name="P1">Киров 201<text:span text:style-name="T4">3</text:span></text:p>
      <text:p text:style-name="P33"><text:soft-page-break/>Задание</text:p>
      <text:p text:style-name="P27">Рассмотреть линейную модель с наименьшей мультиколинеарностью, полученную при выполнении лаб. раб. № 2.</text:p>
      <text:list xml:id="list2028260574" text:style-name="WW8Num10">
        <text:list-item>
          <text:p text:style-name="P39">Провести проверку модели на гетероскедастичность остатков. Для этого провести:</text:p>
          <text:list>
            <text:list-item>
              <text:p text:style-name="P40"><text:s text:c="4"/>Тест ранговой корреляции Спирмена,</text:p>
            </text:list-item>
            <text:list-item>
              <text:p text:style-name="P40"><text:s text:c="4"/>Тест Голдфелда – Квандта,</text:p>
            </text:list-item>
            <text:list-item>
              <text:p text:style-name="P40"><text:s text:c="4"/>Тест Уайта,</text:p>
            </text:list-item>
            <text:list-item>
              <text:p text:style-name="P40"><text:s text:c="4"/>Тест Глейзера.</text:p>
            </text:list-item>
          </text:list>
        </text:list-item>
        <text:list-item>
          <text:p text:style-name="P39">Устранить гетероскедастичность применяя <text:s/>доступный ОМНК</text:p>
        </text:list-item>
        <text:list-item>
          <text:p text:style-name="P39">Построить уточненное уравнение регрессии.</text:p>
        </text:list-item>
      </text:list>
      <text:p text:style-name="P3"/>
      <text:p text:style-name="P12">Ход работы</text:p>
      <text:p text:style-name="P15">В ходе лабораторной работы №2 получена следующая регрессия от факторов x2, x3, x6</text:p>
      <text:p text:style-name="P17"/>
      <text:p text:style-name="P19">Тест ранговой корреляции Спирмена.</text:p>
      <text:p text:style-name="P20"/>
      <text:p text:style-name="P28"><text:span text:style-name="T9">function</text:span><text:span text:style-name="T7"> </text:span><text:span text:style-name="T12">[</text:span><text:span text:style-name="T16">rankor</text:span><text:span text:style-name="T12">]</text:span><text:span text:style-name="T19">=</text:span><text:span text:style-name="T25">getRank</text:span><text:span text:style-name="T12">(</text:span><text:span text:style-name="T16">vect</text:span><text:span text:style-name="T23">, </text:span><text:span text:style-name="T16">val</text:span><text:span text:style-name="T12">)</text:span></text:p>
      <text:p text:style-name="P34"><text:s text:c="5"/><text:span text:style-name="T26">eps</text:span><text:span text:style-name="T33"> </text:span><text:span text:style-name="T20">=</text:span><text:span text:style-name="T33"> </text:span><text:span text:style-name="T29">0.001</text:span><text:span text:style-name="T26">;</text:span></text:p>
      <text:p text:style-name="P34"><text:s text:c="5"/><text:span text:style-name="T26">k</text:span><text:span text:style-name="T33"> </text:span><text:span text:style-name="T20">=</text:span><text:span text:style-name="T33"> </text:span><text:span text:style-name="T35">size</text:span><text:span text:style-name="T13">(</text:span><text:span text:style-name="T17">vect</text:span><text:span text:style-name="T13">)</text:span><text:span text:style-name="T26">;</text:span></text:p>
      <text:p text:style-name="P34"><text:s text:c="5"/><text:span text:style-name="T26">n</text:span><text:span text:style-name="T33"> </text:span><text:span text:style-name="T20">=</text:span><text:span text:style-name="T33"> </text:span><text:span text:style-name="T26">k</text:span><text:span text:style-name="T13">(</text:span><text:span text:style-name="T29">2</text:span><text:span text:style-name="T13">)</text:span><text:span text:style-name="T33"> </text:span><text:span text:style-name="T20">*</text:span><text:span text:style-name="T33"> </text:span><text:span text:style-name="T26">k</text:span><text:span text:style-name="T13">(</text:span><text:span text:style-name="T29">1</text:span><text:span text:style-name="T13">)</text:span><text:span text:style-name="T26">;</text:span></text:p>
      <text:p text:style-name="P34"><text:s text:c="5"/><text:span text:style-name="T17">vect</text:span><text:span text:style-name="T33"> </text:span><text:span text:style-name="T20">=</text:span><text:span text:style-name="T33"> </text:span><text:span text:style-name="T35">gsort</text:span><text:span text:style-name="T13">(</text:span><text:span text:style-name="T17">vect</text:span><text:span text:style-name="T13">)</text:span><text:span text:style-name="T26">;</text:span></text:p>
      <text:p text:style-name="P34"><text:s text:c="5"/><text:span text:style-name="T36">for</text:span><text:span text:style-name="T33"> </text:span><text:span text:style-name="T26">i</text:span><text:span text:style-name="T33"> </text:span><text:span text:style-name="T20">=</text:span><text:span text:style-name="T33"> </text:span><text:span text:style-name="T29">1</text:span><text:span text:style-name="T38">:</text:span><text:span text:style-name="T26">n</text:span></text:p>
      <text:p text:style-name="P34"><text:s text:c="9"/><text:span text:style-name="T36">if</text:span><text:span text:style-name="T33"> </text:span><text:span text:style-name="T35">abs</text:span><text:span text:style-name="T13">(</text:span><text:span text:style-name="T17">vect</text:span><text:span text:style-name="T13">(</text:span><text:span text:style-name="T26">i</text:span><text:span text:style-name="T13">)</text:span><text:span text:style-name="T33"> </text:span><text:span text:style-name="T20">-</text:span><text:span text:style-name="T33"> </text:span><text:span text:style-name="T17">val</text:span><text:span text:style-name="T13">)</text:span><text:span text:style-name="T33"> </text:span><text:span text:style-name="T20">&lt;</text:span><text:span text:style-name="T33"> </text:span><text:span text:style-name="T26">eps</text:span><text:span text:style-name="T33"> </text:span><text:span text:style-name="T36">then</text:span></text:p>
      <text:p text:style-name="P34"><text:s text:c="13"/><text:span text:style-name="T26">j</text:span><text:span text:style-name="T33"> </text:span><text:span text:style-name="T20">=</text:span><text:span text:style-name="T33"> </text:span><text:span text:style-name="T26">i</text:span><text:span text:style-name="T20">+</text:span><text:span text:style-name="T29">1</text:span><text:span text:style-name="T26">;</text:span></text:p>
      <text:p text:style-name="P34"><text:s text:c="13"/><text:span text:style-name="T36">try</text:span></text:p>
      <text:p text:style-name="P34"><text:s text:c="13"/><text:span text:style-name="T36">while</text:span><text:span text:style-name="T33"> </text:span><text:span text:style-name="T35">abs</text:span><text:span text:style-name="T13">(</text:span><text:span text:style-name="T17">vect</text:span><text:span text:style-name="T13">(</text:span><text:span text:style-name="T26">j</text:span><text:span text:style-name="T13">)</text:span><text:span text:style-name="T33"> </text:span><text:span text:style-name="T20">-</text:span><text:span text:style-name="T33"> </text:span><text:span text:style-name="T17">val</text:span><text:span text:style-name="T13">)</text:span><text:span text:style-name="T33"> </text:span><text:span text:style-name="T20">&lt;</text:span><text:span text:style-name="T33"> </text:span><text:span text:style-name="T26">eps</text:span><text:span text:style-name="T33"> </text:span><text:span text:style-name="T36">do</text:span><text:span text:style-name="T33"> </text:span><text:span text:style-name="T26">j</text:span><text:span text:style-name="T33"> </text:span><text:span text:style-name="T20">=</text:span><text:span text:style-name="T33"> </text:span><text:span text:style-name="T26">j</text:span><text:span text:style-name="T33"> </text:span><text:span text:style-name="T20">+</text:span><text:span text:style-name="T33"> </text:span><text:span text:style-name="T29">1</text:span><text:span text:style-name="T26">;</text:span></text:p>
      <text:p text:style-name="P34"><text:s text:c="13"/><text:span text:style-name="T36">end</text:span></text:p>
      <text:p text:style-name="P34"><text:s text:c="9"/><text:span text:style-name="T36">catch</text:span></text:p>
      <text:p text:style-name="P34"><text:s text:c="13"/><text:span text:style-name="T36">end</text:span></text:p>
      <text:p text:style-name="P34"><text:s text:c="13"/><text:span text:style-name="T26">j</text:span><text:span text:style-name="T33"> </text:span><text:span text:style-name="T20">=</text:span><text:span text:style-name="T33"> </text:span><text:span text:style-name="T26">j</text:span><text:span text:style-name="T20">-</text:span><text:span text:style-name="T29">1</text:span><text:span text:style-name="T26">;</text:span></text:p>
      <text:p text:style-name="P34"><text:s text:c="13"/><text:span text:style-name="T17">rankor</text:span><text:span text:style-name="T33"> </text:span><text:span text:style-name="T20">=</text:span><text:span text:style-name="T33"> </text:span><text:span text:style-name="T13">(</text:span><text:span text:style-name="T26">j</text:span><text:span text:style-name="T20">+</text:span><text:span text:style-name="T26">i</text:span><text:span text:style-name="T13">)</text:span><text:span text:style-name="T20">/</text:span><text:span text:style-name="T29">2.</text:span><text:span text:style-name="T26">;</text:span></text:p>
      <text:p text:style-name="P34"><text:s text:c="13"/><text:span text:style-name="T40">break</text:span><text:span text:style-name="T26">;</text:span></text:p>
      <text:p text:style-name="P34"><text:s text:c="9"/><text:span text:style-name="T36">end</text:span></text:p>
      <text:p text:style-name="P34"><text:s text:c="9"/><text:span text:style-name="T17">rankor</text:span><text:span text:style-name="T33"> </text:span><text:span text:style-name="T20">=</text:span><text:span text:style-name="T33"> </text:span><text:span text:style-name="T20">-</text:span><text:span text:style-name="T29">1</text:span><text:span text:style-name="T26">;</text:span></text:p>
      <text:p text:style-name="P34"><text:s text:c="5"/><text:span text:style-name="T36">end</text:span></text:p>
      <text:p text:style-name="P34"><text:s text:c="5"/></text:p>
      <text:p text:style-name="P36"><text:s/><text:span text:style-name="T10">endfunction</text:span></text:p>
      <text:p text:style-name="P28"><text:span text:style-name="T23"><text:s/>tx</text:span><text:span text:style-name="T7"> </text:span><text:span text:style-name="T19">=</text:span><text:span text:style-name="T7"> </text:span><text:span text:style-name="T23">x</text:span><text:span text:style-name="T12">(</text:span><text:span text:style-name="T39">:</text:span><text:span text:style-name="T23">,</text:span><text:span text:style-name="T7"> </text:span><text:span text:style-name="T31">3</text:span><text:span text:style-name="T12">)</text:span><text:span text:style-name="T23">;</text:span><text:span text:style-name="T7"> </text:span><text:span text:style-name="T41">//x3</text:span></text:p>
      <text:p text:style-name="P34"><text:s/><text:span text:style-name="T26">ty</text:span><text:span text:style-name="T33"> </text:span><text:span text:style-name="T20">=</text:span><text:span text:style-name="T33"> </text:span><text:span text:style-name="T35">abs</text:span><text:span text:style-name="T13">(</text:span><text:span text:style-name="T26">x</text:span><text:span text:style-name="T20">*</text:span><text:span text:style-name="T26">b</text:span><text:span text:style-name="T33"> </text:span><text:span text:style-name="T20">-</text:span><text:span text:style-name="T33"> </text:span><text:span text:style-name="T26">y</text:span><text:span text:style-name="T13">)</text:span></text:p>
      <text:p text:style-name="P34"><text:s/><text:span text:style-name="T26">p_spirman</text:span><text:span text:style-name="T33"> </text:span><text:span text:style-name="T20">=</text:span><text:span text:style-name="T33"> </text:span><text:span text:style-name="T29">0</text:span><text:span text:style-name="T26">;</text:span></text:p>
      <text:p text:style-name="P34"><text:s/><text:span text:style-name="T36">for</text:span><text:span text:style-name="T33"> </text:span><text:span text:style-name="T26">i</text:span><text:span text:style-name="T33"> </text:span><text:span text:style-name="T20">=</text:span><text:span text:style-name="T33"> </text:span><text:span text:style-name="T29">1</text:span><text:span text:style-name="T38">:</text:span><text:span text:style-name="T26">n</text:span><text:span text:style-name="T33"> </text:span><text:span text:style-name="T36">do</text:span></text:p>
      <text:p text:style-name="P34"><text:s text:c="5"/><text:span text:style-name="T26">p_spirman</text:span><text:span text:style-name="T33"> </text:span><text:span text:style-name="T20">=</text:span><text:span text:style-name="T33"> </text:span><text:span text:style-name="T26">p_spirman</text:span><text:span text:style-name="T33"> </text:span><text:span text:style-name="T20">+</text:span><text:span text:style-name="T33"> </text:span><text:span text:style-name="T13">(</text:span><text:span text:style-name="T26">getRank</text:span><text:span text:style-name="T13">(</text:span><text:span text:style-name="T26">tx,</text:span><text:span text:style-name="T33"> </text:span><text:span text:style-name="T26">tx</text:span><text:span text:style-name="T13">(</text:span><text:span text:style-name="T26">i</text:span><text:span text:style-name="T13">))</text:span><text:span text:style-name="T33"> </text:span><text:span text:style-name="T20">-</text:span><text:span text:style-name="T33"> </text:span><text:span text:style-name="T26">getRank</text:span><text:span text:style-name="T13">(</text:span><text:span text:style-name="T26">ty,</text:span><text:span text:style-name="T33"> </text:span><text:span text:style-name="T26">ty</text:span><text:span text:style-name="T13">(</text:span><text:span text:style-name="T26">i</text:span><text:span text:style-name="T13">)))</text:span><text:span text:style-name="T20">^</text:span><text:span text:style-name="T29">2</text:span><text:span text:style-name="T26">;</text:span></text:p>
      <text:p text:style-name="P34"><text:s/><text:span text:style-name="T36">end</text:span></text:p>
      <text:p text:style-name="P34"><text:s/><text:span text:style-name="T26">p_spirman</text:span><text:span text:style-name="T33"> </text:span><text:span text:style-name="T20">=</text:span><text:span text:style-name="T33"> <text:s/></text:span><text:span text:style-name="T26">p_spirman</text:span><text:span text:style-name="T20">*</text:span><text:span text:style-name="T29">6</text:span><text:span text:style-name="T33"> </text:span><text:span text:style-name="T20">/</text:span><text:span text:style-name="T33"> </text:span><text:span text:style-name="T13">(</text:span><text:span text:style-name="T26">n</text:span><text:span text:style-name="T20">^</text:span><text:span text:style-name="T29">3</text:span><text:span text:style-name="T33"> </text:span><text:span text:style-name="T20">-</text:span><text:span text:style-name="T33"> </text:span><text:span text:style-name="T26">n</text:span><text:span text:style-name="T13">)</text:span><text:span text:style-name="T26">;</text:span></text:p>
      <text:p text:style-name="P34"><text:s/><text:span text:style-name="T26">t_spirman</text:span><text:span text:style-name="T33"> </text:span><text:span text:style-name="T20">=</text:span><text:span text:style-name="T33"> </text:span><text:span text:style-name="T35">abs</text:span><text:span text:style-name="T13">(</text:span><text:span text:style-name="T26">p_spirman</text:span><text:span text:style-name="T13">)</text:span><text:span text:style-name="T20">*</text:span><text:span text:style-name="T35">sqrt</text:span><text:span text:style-name="T13">(</text:span><text:span text:style-name="T26">n</text:span><text:span text:style-name="T20">-</text:span><text:span text:style-name="T29">2</text:span><text:span text:style-name="T13">)</text:span><text:span text:style-name="T20">/</text:span><text:span text:style-name="T13">(</text:span><text:span text:style-name="T29">1</text:span><text:span text:style-name="T33"> </text:span><text:span text:style-name="T20">-</text:span><text:span text:style-name="T33"> </text:span><text:span text:style-name="T26">p_spirman</text:span><text:span text:style-name="T20">^</text:span><text:span text:style-name="T29">2</text:span><text:span text:style-name="T13">)</text:span><text:span text:style-name="T26">;</text:span></text:p>
      <text:p text:style-name="P34"><text:s/><text:span text:style-name="T26">t_spirman_krit</text:span><text:span text:style-name="T33"> </text:span><text:span text:style-name="T20">=</text:span><text:span text:style-name="T33"> </text:span><text:span text:style-name="T26">t_krit;</text:span><text:span text:style-name="T33"> <text:s text:c="2"/></text:span></text:p>
      <text:p text:style-name="P36"><text:s/><text:span text:style-name="T26">spirman_significent</text:span><text:span text:style-name="T33"> </text:span><text:span text:style-name="T20">=</text:span><text:span text:style-name="T33"> </text:span><text:span text:style-name="T26">t_spirman</text:span><text:span text:style-name="T33"> </text:span><text:span text:style-name="T20">&gt;</text:span><text:span text:style-name="T33"> </text:span><text:span text:style-name="T26">t_spirman_krit;</text:span></text:p>
      <text:p text:style-name="P23">В итоге t-критерий равен 2<text:span text:style-name="T47">3</text:span>.8<text:span text:style-name="T47">9</text:span> при критическом значении 2.001. Вывод: присутствует гетероскедистичность, так как |t| &gt; t_krit</text:p>
      <text:p text:style-name="P23"/>
      <text:p text:style-name="P23"/>
      <text:p text:style-name="P23"/>
      <text:p text:style-name="P21"><text:soft-page-break/>Тест Голдфелда-Квандта</text:p>
      <text:p text:style-name="P29"><text:span text:style-name="T8">function</text:span><text:span text:style-name="T22"> </text:span><text:span text:style-name="T11">[</text:span><text:span text:style-name="T15">outArray</text:span><text:span text:style-name="T11">]</text:span><text:span text:style-name="T18">=</text:span><text:span text:style-name="T24">sort</text:span><text:span text:style-name="T11">(</text:span><text:span text:style-name="T15">data</text:span><text:span text:style-name="T22">, </text:span><text:span text:style-name="T15">sortCol</text:span><text:span text:style-name="T11">)</text:span></text:p>
      <text:p text:style-name="P34"><text:s text:c="5"/><text:span text:style-name="T17">outArray</text:span><text:span text:style-name="T33"> </text:span><text:span text:style-name="T20">=</text:span><text:span text:style-name="T33"> </text:span><text:span text:style-name="T13">[]</text:span><text:span text:style-name="T26">;</text:span></text:p>
      <text:p text:style-name="P34"><text:s text:c="5"/><text:span text:style-name="T26">cnt</text:span><text:span text:style-name="T33"> </text:span><text:span text:style-name="T20">=</text:span><text:span text:style-name="T33"> </text:span><text:span text:style-name="T29">1</text:span><text:span text:style-name="T26">;</text:span></text:p>
      <text:p text:style-name="P34"><text:s text:c="5"/><text:span text:style-name="T36">while</text:span><text:span text:style-name="T33"> </text:span><text:span text:style-name="T29">1</text:span><text:span text:style-name="T33"> </text:span><text:span text:style-name="T20">&gt;</text:span><text:span text:style-name="T33"> </text:span><text:span text:style-name="T29">0</text:span><text:span text:style-name="T33"> </text:span><text:span text:style-name="T36">do</text:span></text:p>
      <text:p text:style-name="P34"><text:s text:c="9"/><text:span text:style-name="T26">s</text:span><text:span text:style-name="T33"> </text:span><text:span text:style-name="T20">=</text:span><text:span text:style-name="T33"> </text:span><text:span text:style-name="T35">size</text:span><text:span text:style-name="T13">(</text:span><text:span text:style-name="T17">data</text:span><text:span text:style-name="T13">)</text:span><text:span text:style-name="T26">;</text:span></text:p>
      <text:p text:style-name="P34"><text:s text:c="9"/><text:span text:style-name="T26">s</text:span><text:span text:style-name="T33"> </text:span><text:span text:style-name="T20">=</text:span><text:span text:style-name="T33"> </text:span><text:span text:style-name="T26">s</text:span><text:span text:style-name="T13">(</text:span><text:span text:style-name="T29">1</text:span><text:span text:style-name="T13">)</text:span><text:span text:style-name="T26">;</text:span></text:p>
      <text:p text:style-name="P34"><text:s text:c="9"/><text:span text:style-name="T36">if</text:span><text:span text:style-name="T33"> </text:span><text:span text:style-name="T26">s</text:span><text:span text:style-name="T33"> </text:span><text:span text:style-name="T20">==</text:span><text:span text:style-name="T33"> </text:span><text:span text:style-name="T29">0</text:span><text:span text:style-name="T33"> </text:span><text:span text:style-name="T36">then</text:span><text:span text:style-name="T33"> </text:span><text:span text:style-name="T40">break</text:span><text:span text:style-name="T26">;</text:span><text:span text:style-name="T33"> </text:span><text:span text:style-name="T36">end</text:span></text:p>
      <text:p text:style-name="P34"><text:s text:c="9"/><text:span text:style-name="T26">Max</text:span><text:span text:style-name="T33"> </text:span><text:span text:style-name="T20">=</text:span><text:span text:style-name="T33"> </text:span><text:span text:style-name="T17">data</text:span><text:span text:style-name="T13">(</text:span><text:span text:style-name="T29">1</text:span><text:span text:style-name="T26">,</text:span><text:span text:style-name="T33"> </text:span><text:span text:style-name="T17">sortCol</text:span><text:span text:style-name="T13">)</text:span><text:span text:style-name="T26">;</text:span></text:p>
      <text:p text:style-name="P34"><text:s text:c="9"/><text:span text:style-name="T26">maxi</text:span><text:span text:style-name="T33"> </text:span><text:span text:style-name="T20">=</text:span><text:span text:style-name="T33"> </text:span><text:span text:style-name="T29">1</text:span><text:span text:style-name="T26">;</text:span></text:p>
      <text:p text:style-name="P34"><text:s text:c="9"/><text:span text:style-name="T36">for</text:span><text:span text:style-name="T33"> </text:span><text:span text:style-name="T26">i</text:span><text:span text:style-name="T33"> </text:span><text:span text:style-name="T20">=</text:span><text:span text:style-name="T33"> </text:span><text:span text:style-name="T29">1</text:span><text:span text:style-name="T38">:</text:span><text:span text:style-name="T26">s</text:span></text:p>
      <text:p text:style-name="P34"><text:s text:c="13"/><text:span text:style-name="T36">if</text:span><text:span text:style-name="T33"> <text:s/></text:span><text:span text:style-name="T26">Max</text:span><text:span text:style-name="T33"> </text:span><text:span text:style-name="T20">&lt;</text:span><text:span text:style-name="T33"> </text:span><text:span text:style-name="T17">data</text:span><text:span text:style-name="T13">(</text:span><text:span text:style-name="T26">i,</text:span><text:span text:style-name="T33"> </text:span><text:span text:style-name="T17">sortCol</text:span><text:span text:style-name="T13">)</text:span><text:span text:style-name="T33"> </text:span><text:span text:style-name="T36">then</text:span></text:p>
      <text:p text:style-name="P34"><text:s text:c="17"/><text:span text:style-name="T26">Max</text:span><text:span text:style-name="T33"> </text:span><text:span text:style-name="T20">=</text:span><text:span text:style-name="T33"> </text:span><text:span text:style-name="T17">data</text:span><text:span text:style-name="T13">(</text:span><text:span text:style-name="T26">i,</text:span><text:span text:style-name="T33"> </text:span><text:span text:style-name="T17">sortCol</text:span><text:span text:style-name="T13">)</text:span><text:span text:style-name="T26">;</text:span></text:p>
      <text:p text:style-name="P34"><text:s text:c="17"/><text:span text:style-name="T26">maxi</text:span><text:span text:style-name="T33"> </text:span><text:span text:style-name="T20">=</text:span><text:span text:style-name="T33"> </text:span><text:span text:style-name="T26">i;</text:span></text:p>
      <text:p text:style-name="P34"><text:s text:c="13"/><text:span text:style-name="T36">end</text:span></text:p>
      <text:p text:style-name="P34"><text:s text:c="9"/><text:span text:style-name="T36">end</text:span></text:p>
      <text:p text:style-name="P34"><text:s text:c="9"/><text:span text:style-name="T17">outArray</text:span><text:span text:style-name="T13">(</text:span><text:span text:style-name="T26">cnt,</text:span><text:span text:style-name="T33"> </text:span><text:span text:style-name="T38">:</text:span><text:span text:style-name="T13">)</text:span><text:span text:style-name="T33"> </text:span><text:span text:style-name="T20">=</text:span><text:span text:style-name="T33"> </text:span><text:span text:style-name="T17">data</text:span><text:span text:style-name="T13">(</text:span><text:span text:style-name="T26">maxi,</text:span><text:span text:style-name="T33"> </text:span><text:span text:style-name="T38">:</text:span><text:span text:style-name="T13">)</text:span><text:span text:style-name="T26">;</text:span></text:p>
      <text:p text:style-name="P34"><text:s text:c="9"/><text:span text:style-name="T26">cnt</text:span><text:span text:style-name="T33"> </text:span><text:span text:style-name="T20">=</text:span><text:span text:style-name="T33"> </text:span><text:span text:style-name="T26">cnt</text:span><text:span text:style-name="T33"> </text:span><text:span text:style-name="T20">+</text:span><text:span text:style-name="T33"> </text:span><text:span text:style-name="T29">1</text:span><text:span text:style-name="T26">;</text:span></text:p>
      <text:p text:style-name="P34"><text:s text:c="9"/><text:span text:style-name="T17">data</text:span><text:span text:style-name="T13">(</text:span><text:span text:style-name="T26">maxi,</text:span><text:span text:style-name="T33"> </text:span><text:span text:style-name="T38">:</text:span><text:span text:style-name="T13">)</text:span><text:span text:style-name="T33"> </text:span><text:span text:style-name="T20">=</text:span><text:span text:style-name="T33"> </text:span><text:span text:style-name="T13">[]</text:span><text:span text:style-name="T26">;</text:span></text:p>
      <text:p text:style-name="P34"><text:s text:c="5"/><text:span text:style-name="T36">end</text:span></text:p>
      <text:p text:style-name="P36"><text:s/><text:span text:style-name="T10">endfunction</text:span></text:p>
      <text:p text:style-name="P29"><text:span text:style-name="T8">function</text:span> <text:span text:style-name="T11">[</text:span><text:span text:style-name="T15">ESS</text:span><text:span text:style-name="T11">]</text:span><text:span text:style-name="T18">=</text:span><text:span text:style-name="T24">getESS</text:span><text:span text:style-name="T11">(</text:span><text:span text:style-name="T15">x</text:span><text:span text:style-name="T22">, </text:span><text:span text:style-name="T15">y</text:span><text:span text:style-name="T11">)</text:span></text:p>
      <text:p text:style-name="P34"><text:s text:c="4"/><text:span text:style-name="T26">t</text:span><text:span text:style-name="T33"> </text:span><text:span text:style-name="T20">=</text:span><text:span text:style-name="T33"> </text:span><text:span text:style-name="T35">size</text:span><text:span text:style-name="T13">(</text:span><text:span text:style-name="T17">x</text:span><text:span text:style-name="T13">)</text:span><text:span text:style-name="T26">;</text:span></text:p>
      <text:p text:style-name="P34"><text:s text:c="4"/><text:span text:style-name="T26">n</text:span><text:span text:style-name="T33"> </text:span><text:span text:style-name="T20">=</text:span><text:span text:style-name="T33"> </text:span><text:span text:style-name="T26">t</text:span><text:span text:style-name="T13">(</text:span><text:span text:style-name="T29">1</text:span><text:span text:style-name="T13">)</text:span><text:span text:style-name="T26">;</text:span></text:p>
      <text:p text:style-name="P34"><text:s text:c="4"/><text:span text:style-name="T26">k</text:span><text:span text:style-name="T33"> </text:span><text:span text:style-name="T20">=</text:span><text:span text:style-name="T33"> </text:span><text:span text:style-name="T26">t</text:span><text:span text:style-name="T13">(</text:span><text:span text:style-name="T29">2</text:span><text:span text:style-name="T13">)</text:span><text:span text:style-name="T33"> </text:span><text:span text:style-name="T20">-</text:span><text:span text:style-name="T33"> </text:span><text:span text:style-name="T29">1</text:span><text:span text:style-name="T26">;</text:span></text:p>
      <text:p text:style-name="P34"><text:s text:c="4"/><text:span text:style-name="T26">b</text:span><text:span text:style-name="T33"> </text:span><text:span text:style-name="T20">=</text:span><text:span text:style-name="T33"> </text:span><text:span text:style-name="T13">(</text:span><text:span text:style-name="T17">x</text:span><text:span text:style-name="T20">'*</text:span><text:span text:style-name="T17">x</text:span><text:span text:style-name="T13">)</text:span><text:span text:style-name="T20">^</text:span><text:span text:style-name="T13">(</text:span><text:span text:style-name="T20">-</text:span><text:span text:style-name="T29">1</text:span><text:span text:style-name="T13">)</text:span><text:span text:style-name="T20">*</text:span><text:span text:style-name="T17">x</text:span><text:span text:style-name="T20">'*</text:span><text:span text:style-name="T17">y</text:span><text:span text:style-name="T26">;</text:span></text:p>
      <text:p text:style-name="P34"><text:s text:c="4"/><text:span text:style-name="T26">temp_y</text:span><text:span text:style-name="T33"> </text:span><text:span text:style-name="T20">=</text:span><text:span text:style-name="T33"> </text:span><text:span text:style-name="T17">x</text:span><text:span text:style-name="T20">*</text:span><text:span text:style-name="T26">b</text:span><text:span text:style-name="T33"> </text:span><text:span text:style-name="T20">-</text:span><text:span text:style-name="T33"> </text:span><text:span text:style-name="T17">y</text:span><text:span text:style-name="T26">;</text:span></text:p>
      <text:p text:style-name="P34"><text:s text:c="4"/><text:span text:style-name="T17">ESS</text:span><text:span text:style-name="T33"> </text:span><text:span text:style-name="T20">=</text:span><text:span text:style-name="T33"> </text:span><text:span text:style-name="T26">temp_y</text:span><text:span text:style-name="T20">'*</text:span><text:span text:style-name="T26">temp_y;</text:span></text:p>
      <text:p text:style-name="P37">endfunction</text:p>
      <text:p text:style-name="P32"><text:span text:style-name="T22">tx </text:span><text:span text:style-name="T18">=</text:span><text:span text:style-name="T22"> x;</text:span></text:p>
      <text:p text:style-name="P35"><text:span text:style-name="T22">tx</text:span><text:span text:style-name="T11">(</text:span><text:span text:style-name="T37">:</text:span><text:span text:style-name="T22">,</text:span> <text:span text:style-name="T28">5</text:span><text:span text:style-name="T11">)</text:span> <text:span text:style-name="T18">=</text:span> <text:span text:style-name="T22">y</text:span> <text:span text:style-name="T18">-</text:span> <text:span text:style-name="T22">x</text:span><text:span text:style-name="T18">*</text:span><text:span text:style-name="T22">b;</text:span></text:p>
      <text:p text:style-name="P35"><text:span text:style-name="T22">tx</text:span> <text:span text:style-name="T18">=</text:span> <text:span text:style-name="T22">sort</text:span><text:span text:style-name="T11">(</text:span><text:span text:style-name="T22">tx,</text:span> <text:span text:style-name="T28">5</text:span><text:span text:style-name="T11">)</text:span><text:span text:style-name="T22">;</text:span></text:p>
      <text:p text:style-name="P35"><text:span text:style-name="T22">x</text:span> <text:span text:style-name="T18">=</text:span> <text:span text:style-name="T22">tx;</text:span></text:p>
      <text:p text:style-name="P35"><text:span text:style-name="T22">x</text:span><text:span text:style-name="T11">(</text:span><text:span text:style-name="T37">:</text:span><text:span text:style-name="T22">,</text:span> <text:span text:style-name="T28">5</text:span><text:span text:style-name="T11">)</text:span> <text:span text:style-name="T18">=</text:span> <text:span text:style-name="T11">[]</text:span><text:span text:style-name="T22">;</text:span></text:p>
      <text:p text:style-name="P35"><text:span text:style-name="T22">tx1</text:span> <text:span text:style-name="T18">=</text:span> <text:span text:style-name="T22">x</text:span><text:span text:style-name="T11">(</text:span><text:span text:style-name="T28">1</text:span><text:span text:style-name="T37">:</text:span><text:span text:style-name="T22">n</text:span><text:span text:style-name="T18">/</text:span><text:span text:style-name="T28">3</text:span> <text:span text:style-name="T22">,</text:span> <text:span text:style-name="T37">:</text:span><text:span text:style-name="T11">)</text:span><text:span text:style-name="T22">;</text:span></text:p>
      <text:p text:style-name="P35"><text:span text:style-name="T22">ty1</text:span> <text:span text:style-name="T18">=</text:span> <text:span text:style-name="T22">y</text:span><text:span text:style-name="T11">(</text:span><text:span text:style-name="T28">1</text:span><text:span text:style-name="T37">:</text:span><text:span text:style-name="T22">n</text:span><text:span text:style-name="T18">/</text:span><text:span text:style-name="T28">3</text:span><text:span text:style-name="T11">)</text:span><text:span text:style-name="T22">;</text:span></text:p>
      <text:p text:style-name="P35"><text:span text:style-name="T22">tx2</text:span> <text:span text:style-name="T18">=</text:span> <text:span text:style-name="T22">x</text:span><text:span text:style-name="T11">(</text:span><text:span text:style-name="T28">2</text:span><text:span text:style-name="T18">*</text:span><text:span text:style-name="T22">n</text:span><text:span text:style-name="T18">/</text:span><text:span text:style-name="T28">3</text:span><text:span text:style-name="T37">:</text:span><text:span text:style-name="T22">n,</text:span> <text:span text:style-name="T37">:</text:span><text:span text:style-name="T11">)</text:span><text:span text:style-name="T22">;</text:span></text:p>
      <text:p text:style-name="P35"><text:span text:style-name="T22">ty2</text:span> <text:span text:style-name="T18">=</text:span> <text:span text:style-name="T22">y</text:span><text:span text:style-name="T11">(</text:span><text:span text:style-name="T28">2</text:span><text:span text:style-name="T18">*</text:span><text:span text:style-name="T22">n</text:span><text:span text:style-name="T18">/</text:span><text:span text:style-name="T28">3</text:span><text:span text:style-name="T37">:</text:span><text:span text:style-name="T22">n</text:span><text:span text:style-name="T11">)</text:span><text:span text:style-name="T22">;</text:span></text:p>
      <text:p text:style-name="P35"><text:span text:style-name="T22">goldfeldt_F</text:span> <text:span text:style-name="T18">=</text:span> <text:span text:style-name="T22">getESS</text:span><text:span text:style-name="T11">(</text:span><text:span text:style-name="T22">tx1,</text:span> <text:span text:style-name="T22">ty1</text:span><text:span text:style-name="T11">)</text:span><text:span text:style-name="T18">/</text:span> <text:span text:style-name="T22">getESS</text:span><text:span text:style-name="T11">(</text:span><text:span text:style-name="T22">tx2,</text:span> <text:span text:style-name="T22">ty2</text:span><text:span text:style-name="T11">)</text:span><text:span text:style-name="T22">;</text:span></text:p>
      <text:p text:style-name="P35"><text:span text:style-name="T22">goldfeldt_krit</text:span> <text:span text:style-name="T18">=</text:span> <text:span text:style-name="T28">2.2</text:span></text:p>
      <text:p text:style-name="P36"><text:span text:style-name="T26">goldfeldt_is_geter</text:span><text:span text:style-name="T33"> </text:span><text:span text:style-name="T20">=</text:span><text:span text:style-name="T33"> </text:span><text:span text:style-name="T26">goldfeldt_F</text:span><text:span text:style-name="T33"> </text:span><text:span text:style-name="T20">&gt;</text:span><text:span text:style-name="T33"> </text:span><text:span text:style-name="T26">goldfeldt_krit;</text:span></text:p>
      <text:p text:style-name="P24">В итоге F-критерий равен <text:span text:style-name="T48">1.25</text:span> при критическом 2.2. Вывод: модель возможно гомоскедестична</text:p>
      <text:p text:style-name="P24"/>
      <text:p text:style-name="P22">Тест Уайта</text:p>
      <text:p text:style-name="P29"><text:span text:style-name="T8">function</text:span><text:span text:style-name="T22"> </text:span><text:span text:style-name="T11">[</text:span><text:span text:style-name="T15">model_F</text:span><text:span text:style-name="T11">]</text:span><text:span text:style-name="T18">=</text:span><text:span text:style-name="T24">getFStat</text:span><text:span text:style-name="T11">(</text:span><text:span text:style-name="T15">x</text:span><text:span text:style-name="T22">, </text:span><text:span text:style-name="T15">y</text:span><text:span text:style-name="T11">)</text:span></text:p>
      <text:p text:style-name="P34"><text:s text:c="4"/><text:span text:style-name="T26">t</text:span><text:span text:style-name="T33"> </text:span><text:span text:style-name="T20">=</text:span><text:span text:style-name="T33"> </text:span><text:span text:style-name="T35">size</text:span><text:span text:style-name="T13">(</text:span><text:span text:style-name="T17">x</text:span><text:span text:style-name="T13">)</text:span><text:span text:style-name="T26">;</text:span></text:p>
      <text:p text:style-name="P34"><text:s text:c="4"/><text:span text:style-name="T26">n</text:span><text:span text:style-name="T33"> </text:span><text:span text:style-name="T20">=</text:span><text:span text:style-name="T33"> </text:span><text:span text:style-name="T26">t</text:span><text:span text:style-name="T13">(</text:span><text:span text:style-name="T29">1</text:span><text:span text:style-name="T13">)</text:span><text:span text:style-name="T26">;</text:span></text:p>
      <text:p text:style-name="P34"><text:s text:c="4"/><text:span text:style-name="T26">k</text:span><text:span text:style-name="T33"> </text:span><text:span text:style-name="T20">=</text:span><text:span text:style-name="T33"> </text:span><text:span text:style-name="T26">t</text:span><text:span text:style-name="T13">(</text:span><text:span text:style-name="T29">2</text:span><text:span text:style-name="T13">)</text:span><text:span text:style-name="T33"> </text:span><text:span text:style-name="T20">-</text:span><text:span text:style-name="T33"> </text:span><text:span text:style-name="T29">1</text:span><text:span text:style-name="T26">;</text:span></text:p>
      <text:p text:style-name="P34"><text:s text:c="4"/><text:span text:style-name="T26">b</text:span><text:span text:style-name="T33"> </text:span><text:span text:style-name="T20">=</text:span><text:span text:style-name="T33"> </text:span><text:span text:style-name="T13">(</text:span><text:span text:style-name="T17">x</text:span><text:span text:style-name="T20">'*</text:span><text:span text:style-name="T17">x</text:span><text:span text:style-name="T13">)</text:span><text:span text:style-name="T20">^</text:span><text:span text:style-name="T13">(</text:span><text:span text:style-name="T20">-</text:span><text:span text:style-name="T29">1</text:span><text:span text:style-name="T13">)</text:span><text:span text:style-name="T20">*</text:span><text:span text:style-name="T17">x</text:span><text:span text:style-name="T20">'*</text:span><text:span text:style-name="T17">y</text:span><text:span text:style-name="T26">;</text:span></text:p>
      <text:p text:style-name="P34"><text:s text:c="4"/><text:span text:style-name="T26">temp_y</text:span><text:span text:style-name="T33"> </text:span><text:span text:style-name="T20">=</text:span><text:span text:style-name="T33"> </text:span><text:span text:style-name="T17">x</text:span><text:span text:style-name="T20">*</text:span><text:span text:style-name="T26">b</text:span><text:span text:style-name="T33"> </text:span><text:span text:style-name="T20">-</text:span><text:span text:style-name="T33"> </text:span><text:span text:style-name="T17">y</text:span><text:span text:style-name="T26">;</text:span></text:p>
      <text:p text:style-name="P34"><text:s text:c="4"/><text:span text:style-name="T26">ESS</text:span><text:span text:style-name="T33"> </text:span><text:span text:style-name="T20">=</text:span><text:span text:style-name="T33"> </text:span><text:span text:style-name="T26">temp_y</text:span><text:span text:style-name="T20">'*</text:span><text:span text:style-name="T26">temp_y;</text:span></text:p>
      <text:p text:style-name="P34"><text:s text:c="4"/><text:span text:style-name="T26">avg_y</text:span><text:span text:style-name="T33"> </text:span><text:span text:style-name="T20">=</text:span><text:span text:style-name="T33"> </text:span><text:span text:style-name="T13">(</text:span><text:span text:style-name="T17">y</text:span><text:span text:style-name="T20">'*</text:span><text:span text:style-name="T35">ones</text:span><text:span text:style-name="T13">(</text:span><text:span text:style-name="T26">n,</text:span><text:span text:style-name="T29">1</text:span><text:span text:style-name="T13">))</text:span><text:span text:style-name="T20">/</text:span><text:span text:style-name="T26">n;</text:span></text:p>
      <text:p text:style-name="P34"><text:s text:c="4"/><text:span text:style-name="T26">temp_y</text:span><text:span text:style-name="T33"> </text:span><text:span text:style-name="T20">=</text:span><text:span text:style-name="T33"> </text:span><text:span text:style-name="T17">x</text:span><text:span text:style-name="T20">*</text:span><text:span text:style-name="T26">b</text:span><text:span text:style-name="T33"> </text:span><text:span text:style-name="T20">-</text:span><text:span text:style-name="T33"> </text:span><text:span text:style-name="T26">avg_y;</text:span></text:p>
      <text:p text:style-name="P34"><text:s text:c="4"/><text:span text:style-name="T26">RSS</text:span><text:span text:style-name="T33"> </text:span><text:span text:style-name="T20">=</text:span><text:span text:style-name="T33"> </text:span><text:span text:style-name="T26">temp_y</text:span><text:span text:style-name="T20">'*</text:span><text:span text:style-name="T26">temp_y;</text:span></text:p>
      <text:p text:style-name="P34"><text:s text:c="4"/><text:span text:style-name="T26">TSS</text:span><text:span text:style-name="T33"> </text:span><text:span text:style-name="T20">=</text:span><text:span text:style-name="T33"> </text:span><text:span text:style-name="T26">RSS</text:span><text:span text:style-name="T33"> </text:span><text:span text:style-name="T20">+</text:span><text:span text:style-name="T33"> </text:span><text:span text:style-name="T26">ESS;</text:span></text:p>
      <text:p text:style-name="P34"><text:s text:c="4"/><text:span text:style-name="T26">R2</text:span><text:span text:style-name="T33"> </text:span><text:span text:style-name="T20">=</text:span><text:span text:style-name="T33"> </text:span><text:span text:style-name="T29">1</text:span><text:span text:style-name="T33"> </text:span><text:span text:style-name="T20">-</text:span><text:span text:style-name="T33"> </text:span><text:span text:style-name="T26">ESS</text:span><text:span text:style-name="T20">/</text:span><text:span text:style-name="T26">TSS</text:span></text:p>
      <text:p text:style-name="P34"><text:s text:c="4"/><text:span text:style-name="T26">R2_korr</text:span><text:span text:style-name="T33"> </text:span><text:span text:style-name="T20">=</text:span><text:span text:style-name="T33"> </text:span><text:span text:style-name="T29">1</text:span><text:span text:style-name="T33"> </text:span><text:span text:style-name="T20">-</text:span><text:span text:style-name="T33"> </text:span><text:span text:style-name="T13">(</text:span><text:span text:style-name="T26">n</text:span><text:span text:style-name="T20">-</text:span><text:span text:style-name="T29">1</text:span><text:span text:style-name="T13">)</text:span><text:span text:style-name="T20">/</text:span><text:span text:style-name="T13">(</text:span><text:span text:style-name="T26">n</text:span><text:span text:style-name="T20">-</text:span><text:span text:style-name="T26">k</text:span><text:span text:style-name="T20">-</text:span><text:span text:style-name="T29">1</text:span><text:span text:style-name="T13">)</text:span><text:span text:style-name="T20">*</text:span><text:span text:style-name="T13">(</text:span><text:span text:style-name="T29">1</text:span><text:span text:style-name="T20">-</text:span><text:span text:style-name="T26">R2</text:span><text:span text:style-name="T13">)</text:span><text:span text:style-name="T26">;</text:span></text:p>
      <text:p text:style-name="P34"><text:s text:c="4"/><text:span text:style-name="T17">model_F</text:span><text:span text:style-name="T33"> </text:span><text:span text:style-name="T20">=</text:span><text:span text:style-name="T33"> <text:s/></text:span><text:span text:style-name="T26">R2</text:span><text:span text:style-name="T20">/</text:span><text:span text:style-name="T13">(</text:span><text:span text:style-name="T29">1</text:span><text:span text:style-name="T20">-</text:span><text:span text:style-name="T26">R2</text:span><text:span text:style-name="T13">)</text:span><text:span text:style-name="T33"> </text:span><text:span text:style-name="T20">*</text:span><text:span text:style-name="T33"> </text:span><text:span text:style-name="T13">(</text:span><text:span text:style-name="T26">n</text:span><text:span text:style-name="T20">-</text:span><text:span text:style-name="T26">k</text:span><text:span text:style-name="T20">-</text:span><text:span text:style-name="T29">1</text:span><text:span text:style-name="T13">)</text:span><text:span text:style-name="T20">/</text:span><text:span text:style-name="T13">(</text:span><text:span text:style-name="T26">k</text:span><text:span text:style-name="T13">)</text:span><text:span text:style-name="T26">;</text:span></text:p>
      <text:p text:style-name="P37">endfunction</text:p>
      <text:p text:style-name="P31"><text:soft-page-break/><text:span text:style-name="T26"><text:s/>b </text:span><text:span text:style-name="T20">=</text:span><text:span text:style-name="T26"> </text:span><text:span text:style-name="T13">(</text:span><text:span text:style-name="T26">x</text:span><text:span text:style-name="T20">'*</text:span><text:span text:style-name="T26">x</text:span><text:span text:style-name="T13">)</text:span><text:span text:style-name="T20">^</text:span><text:span text:style-name="T13">(</text:span><text:span text:style-name="T20">-</text:span><text:span text:style-name="T29">1</text:span><text:span text:style-name="T13">)</text:span><text:span text:style-name="T20">*</text:span><text:span text:style-name="T26">x</text:span><text:span text:style-name="T20">'*</text:span><text:span text:style-name="T26">y;</text:span></text:p>
      <text:p text:style-name="P34"><text:s/><text:span text:style-name="T26">e</text:span><text:span text:style-name="T33"> </text:span><text:span text:style-name="T20">=</text:span><text:span text:style-name="T33"> </text:span><text:span text:style-name="T26">y</text:span><text:span text:style-name="T33"> </text:span><text:span text:style-name="T20">-</text:span><text:span text:style-name="T33"> </text:span><text:span text:style-name="T26">x</text:span><text:span text:style-name="T20">*</text:span><text:span text:style-name="T26">b;</text:span></text:p>
      <text:p text:style-name="P34"><text:s/><text:span text:style-name="T26">tx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2</text:span><text:span text:style-name="T13">)</text:span><text:span text:style-name="T20">^</text:span><text:span text:style-name="T29">2</text:span><text:span text:style-name="T26">;</text:span><text:span text:style-name="T33"> </text:span><text:span text:style-name="T42">// x2</text:span></text:p>
      <text:p text:style-name="P34"><text:s/><text:span text:style-name="T26">tx</text:span><text:span text:style-name="T13">(</text:span><text:span text:style-name="T38">:</text:span><text:span text:style-name="T26">,</text:span><text:span text:style-name="T33"> </text:span><text:span text:style-name="T29">2</text:span><text:span text:style-name="T33"> </text:span><text:span text:style-name="T13">)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3</text:span><text:span text:style-name="T13">)</text:span><text:span text:style-name="T20">^</text:span><text:span text:style-name="T29">2</text:span><text:span text:style-name="T33"> </text:span><text:span text:style-name="T42">// x3</text:span></text:p>
      <text:p text:style-name="P34"><text:s/><text:span text:style-name="T26">tx</text:span><text:span text:style-name="T13">(</text:span><text:span text:style-name="T38">:</text:span><text:span text:style-name="T26">,</text:span><text:span text:style-name="T33"> </text:span><text:span text:style-name="T29">3</text:span><text:span text:style-name="T33"> </text:span><text:span text:style-name="T13">)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3</text:span><text:span text:style-name="T13">)</text:span><text:span text:style-name="T20">.*</text:span><text:span text:style-name="T26">x</text:span><text:span text:style-name="T13">(</text:span><text:span text:style-name="T38">:</text:span><text:span text:style-name="T26">,</text:span><text:span text:style-name="T33"> </text:span><text:span text:style-name="T29">2</text:span><text:span text:style-name="T13">)</text:span><text:span text:style-name="T33"> </text:span><text:span text:style-name="T42">// x2x3</text:span></text:p>
      <text:p text:style-name="P36"><text:s/><text:span text:style-name="T26">white_F</text:span><text:span text:style-name="T33"> </text:span><text:span text:style-name="T20">=</text:span><text:span text:style-name="T33"> </text:span><text:span text:style-name="T26">getFStat</text:span><text:span text:style-name="T13">(</text:span><text:span text:style-name="T26">tx,</text:span><text:span text:style-name="T33"> </text:span><text:span text:style-name="T26">e</text:span><text:span text:style-name="T13">)</text:span><text:span text:style-name="T26">;</text:span></text:p>
      <text:p text:style-name="P70"/>
      <text:p text:style-name="P16"><text:span text:style-name="T43">Пролучено значение F-критерия </text:span><text:span text:style-name="T49">0.896</text:span><text:span text:style-name="T43">, </text:span><text:span text:style-name="T49">меньше </text:span><text:span text:style-name="T43">критического ( 3.053), </text:span><text:span text:style-name="T44">что говорит о</text:span><text:span text:style-name="T49"> возможной гомоскедастичности модели</text:span><text:span text:style-name="T44">. </text:span></text:p>
      <text:p text:style-name="P25"/>
      <text:p text:style-name="P18"><text:span text:style-name="T45">Те</text:span><text:span text:style-name="T46">ст Глейзера</text:span></text:p>
      <text:p text:style-name="P30"><text:bookmark-start text:name="__DdeLink__2945_417290419"/><text:span text:style-name="T22">best</text:span> <text:span text:style-name="T18">=</text:span> <text:span text:style-name="T18">-</text:span><text:span text:style-name="T28">1</text:span><text:span text:style-name="T22">;</text:span></text:p>
      <text:p text:style-name="P34"><text:s/><text:span text:style-name="T26">besti</text:span><text:span text:style-name="T33"> </text:span><text:span text:style-name="T20">=</text:span><text:span text:style-name="T33"> </text:span><text:span text:style-name="T20">-</text:span><text:span text:style-name="T29">1</text:span><text:span text:style-name="T26">;</text:span></text:p>
      <text:p text:style-name="P34"><text:s/><text:span text:style-name="T26">b</text:span><text:span text:style-name="T33"> </text:span><text:span text:style-name="T20">=</text:span><text:span text:style-name="T33"> </text:span><text:span text:style-name="T13">(</text:span><text:span text:style-name="T26">x</text:span><text:span text:style-name="T20">'*</text:span><text:span text:style-name="T26">x</text:span><text:span text:style-name="T13">)</text:span><text:span text:style-name="T20">^</text:span><text:span text:style-name="T13">(</text:span><text:span text:style-name="T20">-</text:span><text:span text:style-name="T29">1</text:span><text:span text:style-name="T13">)</text:span><text:span text:style-name="T20">*</text:span><text:span text:style-name="T26">x</text:span><text:span text:style-name="T20">'*</text:span><text:span text:style-name="T26">y;</text:span></text:p>
      <text:p text:style-name="P34"><text:s/><text:span text:style-name="T26">e</text:span><text:span text:style-name="T33"> </text:span><text:span text:style-name="T20">=</text:span><text:span text:style-name="T33"> </text:span><text:span text:style-name="T35">abs</text:span><text:span text:style-name="T13">(</text:span><text:span text:style-name="T26">y</text:span><text:span text:style-name="T33"> </text:span><text:span text:style-name="T20">-</text:span><text:span text:style-name="T33"> </text:span><text:span text:style-name="T26">x</text:span><text:span text:style-name="T20">*</text:span><text:span text:style-name="T26">b</text:span><text:span text:style-name="T13">)</text:span><text:span text:style-name="T26">;</text:span></text:p>
      <text:p text:style-name="P34"><text:s/><text:span text:style-name="T36">for</text:span><text:span text:style-name="T33"> </text:span><text:span text:style-name="T26">gam</text:span><text:span text:style-name="T33"> </text:span><text:span text:style-name="T20">=</text:span><text:span text:style-name="T33"> </text:span><text:span text:style-name="T29">1</text:span><text:span text:style-name="T38">:</text:span><text:span text:style-name="T29">10</text:span><text:span text:style-name="T30">0</text:span></text:p>
      <text:p text:style-name="P34"><text:s text:c="5"/><text:span text:style-name="T26">tx</text:span><text:span text:style-name="T33"> </text:span><text:span text:style-name="T20">=</text:span><text:span text:style-name="T33"> <text:s/></text:span><text:span text:style-name="T26">x</text:span><text:span text:style-name="T13">(</text:span><text:span text:style-name="T38">:</text:span><text:span text:style-name="T26">,</text:span><text:span text:style-name="T33"> </text:span><text:span text:style-name="T29">1</text:span><text:span text:style-name="T13">)</text:span><text:span text:style-name="T26">;</text:span></text:p>
      <text:p text:style-name="P34"><text:s text:c="5"/><text:span text:style-name="T26">tx</text:span><text:span text:style-name="T13">(</text:span><text:span text:style-name="T38">:</text:span><text:span text:style-name="T26">,</text:span><text:span text:style-name="T33"> </text:span><text:span text:style-name="T29">2</text:span><text:span text:style-name="T13">)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3</text:span><text:span text:style-name="T13">)</text:span><text:span text:style-name="T20">^</text:span><text:span text:style-name="T26">gam;</text:span><text:span text:style-name="T33"> </text:span><text:span text:style-name="T42">// x3</text:span></text:p>
      <text:p text:style-name="P34"><text:s text:c="5"/><text:span text:style-name="T26">temp</text:span><text:span text:style-name="T33"> </text:span><text:span text:style-name="T20">=</text:span><text:span text:style-name="T33"> </text:span><text:span text:style-name="T26">getTStat</text:span><text:span text:style-name="T13">(</text:span><text:span text:style-name="T26">tx,</text:span><text:span text:style-name="T33"> </text:span><text:span text:style-name="T26">e,</text:span><text:span text:style-name="T33"> </text:span><text:span text:style-name="T29">2</text:span><text:span text:style-name="T13">)</text:span><text:span text:style-name="T26">;</text:span></text:p>
      <text:p text:style-name="P34"><text:s text:c="5"/><text:span text:style-name="T26">temp</text:span><text:span text:style-name="T33"> </text:span><text:span text:style-name="T20">=</text:span><text:span text:style-name="T33"> </text:span><text:span text:style-name="T26">temp</text:span><text:span text:style-name="T13">(</text:span><text:span text:style-name="T29">2</text:span><text:span text:style-name="T13">)</text:span></text:p>
      <text:p text:style-name="P34"><text:s text:c="5"/><text:span text:style-name="T36">if</text:span><text:span text:style-name="T33"> </text:span><text:span text:style-name="T26">temp</text:span><text:span text:style-name="T33"> </text:span><text:span text:style-name="T20">&gt;</text:span><text:span text:style-name="T33"> </text:span><text:span text:style-name="T26">best</text:span><text:span text:style-name="T33"> </text:span><text:span text:style-name="T36">then</text:span></text:p>
      <text:p text:style-name="P34"><text:s text:c="9"/><text:span text:style-name="T26">best</text:span><text:span text:style-name="T33"> </text:span><text:span text:style-name="T20">=</text:span><text:span text:style-name="T33"> </text:span><text:span text:style-name="T26">temp;</text:span></text:p>
      <text:p text:style-name="P34"><text:s text:c="9"/><text:span text:style-name="T26">besti</text:span><text:span text:style-name="T33"> </text:span><text:span text:style-name="T20">=</text:span><text:span text:style-name="T33"> </text:span><text:span text:style-name="T26">gam;</text:span></text:p>
      <text:p text:style-name="P34"><text:s text:c="5"/><text:span text:style-name="T36">end</text:span></text:p>
      <text:p text:style-name="P34"><text:s text:c="5"/><text:span text:style-name="T26">tx</text:span><text:span text:style-name="T13">(</text:span><text:span text:style-name="T38">:</text:span><text:span text:style-name="T26">,</text:span><text:span text:style-name="T33"> </text:span><text:span text:style-name="T29">2</text:span><text:span text:style-name="T13">)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3</text:span><text:span text:style-name="T13">)</text:span><text:span text:style-name="T20">^</text:span><text:span text:style-name="T13">(</text:span><text:span text:style-name="T29">1</text:span><text:span text:style-name="T20">/</text:span><text:span text:style-name="T26">gam</text:span><text:span text:style-name="T13">)</text:span><text:span text:style-name="T26">;</text:span><text:span text:style-name="T33"> </text:span><text:span text:style-name="T42">// x3</text:span></text:p>
      <text:p text:style-name="P34"><text:s text:c="5"/><text:span text:style-name="T26">temp</text:span><text:span text:style-name="T33"> </text:span><text:span text:style-name="T20">=</text:span><text:span text:style-name="T33"> </text:span><text:span text:style-name="T26">getTStat</text:span><text:span text:style-name="T13">(</text:span><text:span text:style-name="T26">tx,</text:span><text:span text:style-name="T33"> </text:span><text:span text:style-name="T26">e,</text:span><text:span text:style-name="T33"> </text:span><text:span text:style-name="T29">2</text:span><text:span text:style-name="T13">)</text:span><text:span text:style-name="T26">;</text:span></text:p>
      <text:p text:style-name="P34"><text:s text:c="5"/><text:span text:style-name="T26">temp</text:span><text:span text:style-name="T33"> </text:span><text:span text:style-name="T20">=</text:span><text:span text:style-name="T33"> </text:span><text:span text:style-name="T26">temp</text:span><text:span text:style-name="T13">(</text:span><text:span text:style-name="T29">2</text:span><text:span text:style-name="T13">)</text:span></text:p>
      <text:p text:style-name="P34"><text:s text:c="5"/><text:span text:style-name="T36">if</text:span><text:span text:style-name="T33"> </text:span><text:span text:style-name="T26">temp</text:span><text:span text:style-name="T33"> </text:span><text:span text:style-name="T20">&gt;</text:span><text:span text:style-name="T33"> </text:span><text:span text:style-name="T26">best</text:span><text:span text:style-name="T33"> </text:span><text:span text:style-name="T36">then</text:span></text:p>
      <text:p text:style-name="P34"><text:s text:c="9"/><text:span text:style-name="T26">best</text:span><text:span text:style-name="T33"> </text:span><text:span text:style-name="T20">=</text:span><text:span text:style-name="T33"> </text:span><text:span text:style-name="T26">temp;</text:span></text:p>
      <text:p text:style-name="P34"><text:s text:c="9"/><text:span text:style-name="T26">besti</text:span><text:span text:style-name="T33"> </text:span><text:span text:style-name="T20">=</text:span><text:span text:style-name="T33"> </text:span><text:span text:style-name="T29">1</text:span><text:span text:style-name="T20">/</text:span><text:span text:style-name="T26">gam;</text:span></text:p>
      <text:p text:style-name="P34"><text:s text:c="5"/><text:span text:style-name="T36">end</text:span></text:p>
      <text:p text:style-name="P34"><text:s/><text:span text:style-name="T36">end</text:span></text:p>
      <text:p text:style-name="P34"><text:s/></text:p>
      <text:p text:style-name="P34"><text:s/><text:span text:style-name="T26">tx</text:span><text:span text:style-name="T33"> </text:span><text:span text:style-name="T20">=</text:span><text:span text:style-name="T33"> <text:s/></text:span><text:span text:style-name="T26">x</text:span><text:span text:style-name="T13">(</text:span><text:span text:style-name="T38">:</text:span><text:span text:style-name="T26">,</text:span><text:span text:style-name="T33"> </text:span><text:span text:style-name="T29">1</text:span><text:span text:style-name="T13">)</text:span><text:span text:style-name="T26">;</text:span></text:p>
      <text:p text:style-name="P34"><text:s/><text:span text:style-name="T26">tx</text:span><text:span text:style-name="T13">(</text:span><text:span text:style-name="T38">:</text:span><text:span text:style-name="T26">,</text:span><text:span text:style-name="T33"> </text:span><text:span text:style-name="T29">2</text:span><text:span text:style-name="T13">)</text:span><text:span text:style-name="T33"> </text:span><text:span text:style-name="T20">=</text:span><text:span text:style-name="T33"> </text:span><text:span text:style-name="T26">x</text:span><text:span text:style-name="T13">(</text:span><text:span text:style-name="T38">:</text:span><text:span text:style-name="T26">,</text:span><text:span text:style-name="T33"> </text:span><text:span text:style-name="T29">3</text:span><text:span text:style-name="T13">)</text:span><text:span text:style-name="T20">^</text:span><text:span text:style-name="T26">besti;</text:span><text:span text:style-name="T33"> </text:span><text:span text:style-name="T42">// x3</text:span></text:p>
      <text:p text:style-name="P36"><text:s/><text:span text:style-name="T26">glaizer_f</text:span><text:span text:style-name="T33"> </text:span><text:span text:style-name="T20">=</text:span><text:span text:style-name="T33"> </text:span><text:span text:style-name="T26">getFStat</text:span><text:span text:style-name="T13">(</text:span><text:span text:style-name="T26">tx,</text:span><text:span text:style-name="T33"> </text:span><text:span text:style-name="T26">e</text:span><text:span text:style-name="T13">)</text:span><text:span text:style-name="T26">;</text:span><text:bookmark-end text:name="__DdeLink__2945_417290419"/></text:p>
      <text:p text:style-name="P26"/>
      <text:p text:style-name="P41"><text:span text:style-name="T50">Получено значение F-критерия 36.</text:span><text:span text:style-name="T52">96</text:span><text:span text:style-name="T50">, которое больше критического (3.053) и было достигнуто при gam = 1</text:span><text:span text:style-name="T53">2</text:span><text:span text:style-name="T50">. </text:span><text:span text:style-name="T51">Данный факт говорит о гетероскедастичности модели.</text:span></text:p>
      <text:p text:style-name="P41"><text:span text:style-name="T51"/></text:p>
      <text:p text:style-name="P42"><text:span text:style-name="T54">И тоге можно сделать вывод о гетероскедастичности модели, так как несколько тестов показали её присутствие.</text:span></text:p>
      <text:p text:style-name="P42"><text:span text:style-name="T54"/></text:p>
      <text:p text:style-name="P44"><text:span text:style-name="T54">Устранение гетероскедастичности, используя ОМНК</text:span></text:p>
      <text:p text:style-name="P43"><text:span text:style-name="T55">Оценки дисперсий ошибок возьмём из модели, полученной в тесте Глейзера.</text:span></text:p>
      <text:p text:style-name="P43"><text:span text:style-name="T55">1.862, <text:s/>1.864, <text:s/>1.862, <text:s/>1.862, <text:s/>1.862, <text:s/>1.868, <text:s/>1.865, <text:s/>1.867, <text:s/>10.904, <text:s/>1.862, <text:s/>1.862, <text:s/>1.894, <text:s/>2.015, <text:s/>1.862, <text:s/>1.862, <text:s/>1.862, <text:s/>1.862, <text:s/>1.864, <text:s/>1.862, <text:s/>1.864, <text:s/>1.862, <text:s/>1.864, <text:s/>1.864, <text:s/>1.868, <text:s/>1.885, <text:s/>1.862, <text:s/>1.862, <text:s/>1.864, <text:s/>1.862, <text:s/>1.862, <text:s/>2.015, <text:s/>1.864, <text:s/>1.865, <text:s/>1.864, <text:s/>1.862, <text:s/>1.946, <text:s/>3.143, <text:s/>1.862, <text:s/>1.862, <text:s/>1.910, <text:s/>7.310, <text:s/>1.862, <text:s/>1.862, <text:s/>1.863, <text:s/>1.862, <text:s/>1.880, <text:s/>2.022, <text:s/>1.870, <text:s/>1.862, <text:s/>1.862, <text:s/>1.870, <text:s/>1.862, <text:s/>1.862, <text:s/>1.862, <text:s/>1.862, <text:s/>1.870, <text:s/>1.862, <text:s/>1.862, <text:s/>1.864, <text:s/>1.862, <text:s/>1.862, <text:s/>1.875, <text:s/>1.862, <text:s/>1.872, <text:s/>1.930, <text:s/>1.862, <text:s/>1.862, <text:s/>1.873, <text:s/>1.930</text:span></text:p>
      <text:p text:style-name="P43"><text:span text:style-name="T55"/></text:p>
      <text:p text:style-name="P43"><text:span text:style-name="T55">Разделим столбец x3 на них и применим МНК.</text:span></text:p>
      <text:p text:style-name="P43"><text:span text:style-name="T55"/></text:p>
      <text:p text:style-name="P71"><text:soft-page-break/><text:span text:style-name="T27">sigma_eps2</text:span><text:span text:style-name="T55"> </text:span><text:span text:style-name="T21">=</text:span><text:span text:style-name="T55"> <text:s/></text:span><text:span text:style-name="T27">tx</text:span><text:span text:style-name="T21">*</text:span><text:span text:style-name="T14">((</text:span><text:span text:style-name="T27">tx</text:span><text:span text:style-name="T21">'</text:span><text:span text:style-name="T55"> </text:span><text:span text:style-name="T21">*</text:span><text:span text:style-name="T55"> </text:span><text:span text:style-name="T27">tx</text:span><text:span text:style-name="T14">)</text:span><text:span text:style-name="T21">^</text:span><text:span text:style-name="T14">(</text:span><text:span text:style-name="T21">-</text:span><text:span text:style-name="T32">1</text:span><text:span text:style-name="T14">)</text:span><text:span text:style-name="T55"> </text:span><text:span text:style-name="T21">*</text:span><text:span text:style-name="T55"> </text:span><text:span text:style-name="T27">tx</text:span><text:span text:style-name="T21">'</text:span><text:span text:style-name="T55"> </text:span><text:span text:style-name="T21">*</text:span><text:span text:style-name="T55"> </text:span><text:span text:style-name="T27">e</text:span><text:span text:style-name="T55"> </text:span><text:span text:style-name="T14">)</text:span><text:span text:style-name="T27">;</text:span></text:p>
      <text:p text:style-name="P35"><text:span text:style-name="T22">x</text:span><text:span text:style-name="T11">(</text:span><text:span text:style-name="T37">:</text:span><text:span text:style-name="T22">,</text:span> <text:span text:style-name="T28">3</text:span><text:span text:style-name="T11">)</text:span> <text:span text:style-name="T18">=</text:span> <text:span text:style-name="T22">x</text:span><text:span text:style-name="T11">(</text:span><text:span text:style-name="T37">:</text:span><text:span text:style-name="T22">,</text:span> <text:span text:style-name="T28">3</text:span><text:span text:style-name="T11">)</text:span> <text:s/><text:span text:style-name="T18">./</text:span> <text:span text:style-name="T34">sqrt</text:span><text:span text:style-name="T11">(</text:span><text:span text:style-name="T22">sigma_eps2</text:span><text:span text:style-name="T11">)</text:span><text:span text:style-name="T22">;</text:span></text:p>
      <text:p text:style-name="P35"><text:span text:style-name="T22">x</text:span><text:span text:style-name="T11">(</text:span><text:span text:style-name="T37">:</text:span><text:span text:style-name="T22">,</text:span> <text:span text:style-name="T28">1</text:span><text:span text:style-name="T11">)</text:span> <text:span text:style-name="T18">=</text:span> <text:span text:style-name="T22">x</text:span><text:span text:style-name="T11">(</text:span><text:span text:style-name="T37">:</text:span><text:span text:style-name="T22">,</text:span> <text:span text:style-name="T28">1</text:span><text:span text:style-name="T11">)</text:span> <text:s/><text:span text:style-name="T18">./</text:span> <text:span text:style-name="T34">sqrt</text:span><text:span text:style-name="T11">(</text:span><text:span text:style-name="T22">sigma_eps2</text:span><text:span text:style-name="T11">)</text:span><text:span text:style-name="T22">;</text:span></text:p>
      <text:p text:style-name="P35"><text:span text:style-name="T22">x</text:span><text:span text:style-name="T11">(</text:span><text:span text:style-name="T37">:</text:span><text:span text:style-name="T22">,</text:span> <text:span text:style-name="T28">2</text:span><text:span text:style-name="T11">)</text:span> <text:span text:style-name="T18">=</text:span> <text:span text:style-name="T22">x</text:span><text:span text:style-name="T11">(</text:span><text:span text:style-name="T37">:</text:span><text:span text:style-name="T22">,</text:span> <text:span text:style-name="T28">2</text:span><text:span text:style-name="T11">)</text:span> <text:s/><text:span text:style-name="T18">./</text:span> <text:span text:style-name="T34">sqrt</text:span><text:span text:style-name="T11">(</text:span><text:span text:style-name="T22">sigma_eps2</text:span><text:span text:style-name="T11">)</text:span><text:span text:style-name="T22">;</text:span></text:p>
      <text:p text:style-name="P69"><text:span text:style-name="T22">x</text:span><text:span text:style-name="T11">(</text:span><text:span text:style-name="T37">:</text:span><text:span text:style-name="T22">,</text:span> <text:span text:style-name="T28">4</text:span><text:span text:style-name="T11">)</text:span> <text:span text:style-name="T18">=</text:span> <text:span text:style-name="T22">x</text:span><text:span text:style-name="T11">(</text:span><text:span text:style-name="T37">:</text:span><text:span text:style-name="T22">,</text:span> <text:span text:style-name="T28">4</text:span><text:span text:style-name="T11">)</text:span> <text:s/><text:span text:style-name="T18">./</text:span> <text:span text:style-name="T34">sqrt</text:span><text:span text:style-name="T11">(</text:span><text:span text:style-name="T22">sigma_eps2</text:span><text:span text:style-name="T11">)</text:span><text:span text:style-name="T22">;</text:span></text:p>
      <text:p text:style-name="P45"><text:span text:style-name="T56">Уточнённое уравнение регрессии.</text:span></text:p>
      <text:p text:style-name="P42"><text:span text:style-name="T54"/></text:p>
      <text:p text:style-name="P63">Коэффициенты модели: </text:p>
      <text:p text:style-name="P64">b = [<text:span text:style-name="T80">-13.953, <text:s/>0.161, <text:s/>0.640, <text:s/>7.3</text:span>]</text:p>
      <text:p text:style-name="P64"><text:span text:style-name="T60">y = </text:span><text:span text:style-name="T80">-13.953</text:span> <text:span text:style-name="T60">+</text:span> <text:span text:style-name="T59"><text:s/>0.</text:span><text:span text:style-name="T80">161</text:span> <text:span text:style-name="T60">x</text:span><text:span text:style-name="T59">2</text:span><text:span text:style-name="T60"> </text:span><text:span text:style-name="T59">+</text:span><text:span text:style-name="T61"> </text:span><text:span text:style-name="T59">0.</text:span><text:span text:style-name="T80">640</text:span> <text:span text:style-name="T60">x</text:span><text:span text:style-name="T59">3</text:span><text:span text:style-name="T60"> +</text:span> <text:span text:style-name="T80">7.3</text:span> <text:span text:style-name="T60">x6 </text:span></text:p>
      <text:p text:style-name="P65"><text:span text:style-name="T62">R</text:span><text:span text:style-name="T63">2</text:span><text:span text:style-name="T65"> = 0.</text:span><text:span text:style-name="T70">775</text:span></text:p>
      <text:p text:style-name="P48">ESS = <text:span text:style-name="T81">2666.23</text:span></text:p>
      <text:p text:style-name="P48">RSS = <text:span text:style-name="T81">9191.219</text:span></text:p>
      <text:p text:style-name="P49">TSS = <text:span text:style-name="T81">11857.45</text:span></text:p>
      <text:p text:style-name="P67"><text:span text:style-name="T82">Полученный коэффициент детерминации существенно ниже, чем в исходной модели</text:span></text:p>
      <text:p text:style-name="P66"><text:span text:style-name="T73">S</text:span><text:span text:style-name="T64">2</text:span><text:span text:style-name="T66"> =</text:span><text:span text:style-name="T67"> </text:span><text:span text:style-name="T71">40.39</text:span></text:p>
      <text:p text:style-name="P66"><text:span text:style-name="T68">Оценка дисперсии больше, чем для </text:span><text:span text:style-name="T69">исходной </text:span><text:span text:style-name="T68">модели.</text:span></text:p>
      <text:p text:style-name="P50"/>
      <text:p text:style-name="P50">Значения <text:span text:style-name="T74">t-</text:span>критериев незначимости для каждой<text:span text:style-name="T75"> факторной</text:span> переменной: </text:p>
      <text:p text:style-name="P53"><text:span text:style-name="T83">3.386, <text:s/>0.180, <text:s/>15.260, <text:s/>3.284</text:span></text:p>
      <text:p text:style-name="P50">Критическое значение:</text:p>
      <text:p text:style-name="P50">2.001</text:p>
      <text:p text:style-name="P50">В итоге значимы <text:span text:style-name="T74">факторы</text:span>: <text:span text:style-name="T72">(|t</text:span><text:span text:style-name="T76">i</text:span><text:span text:style-name="T72">| &gt; t</text:span><text:span text:style-name="T76">крит</text:span><text:span text:style-name="T72">)</text:span></text:p>
      <text:p text:style-name="P50">b_not_null = [<text:span text:style-name="T83">T</text:span><text:span text:style-name="T78"> F T T</text:span> ]</text:p>
      <text:p text:style-name="P50">отвечающие за общую площадь квартиры <text:span text:style-name="T78">, </text:span>тип дома <text:span text:style-name="T83">и внешние условия. </text:span></text:p>
      <text:p text:style-name="P51"><text:span text:style-name="T83">В отличие от исходной модели, стали значим фактор внешних условий. </text:span></text:p>
      <text:p text:style-name="P50"/>
      <text:p text:style-name="P50">Проверка незначимости модели в целом:</text:p>
      <text:p text:style-name="P50">F = <text:span text:style-name="T84">74.69</text:span></text:p>
      <text:p text:style-name="P50">Критическое значение 3,05</text:p>
      <text:p text:style-name="P50">Вывод: модель значима. <text:s/><text:span text:style-name="T57">(F &gt; F</text:span><text:span text:style-name="T77">крит</text:span><text:span text:style-name="T57">)</text:span></text:p>
      <text:p text:style-name="P52"><text:span text:style-name="T84"/></text:p>
      <text:p text:style-name="P54">Ширина доверительного интервала для факторов модели:</text:p>
      <text:p text:style-name="P55"><text:span text:style-name="T84">8.246, <text:s/>1.791, <text:s/>0.084, <text:s/>4.447</text:span></text:p>
      <text:p text:style-name="P46"/>
      <text:p text:style-name="P46">Парные коэффициенты корреляции между <text:span text:style-name="T57">факторами</text:span>:</text:p>
      <text:p text:style-name="P54"><text:tab/>x<text:span text:style-name="T79">2</text:span> <text:tab/> <text:s text:c="6"/>x<text:span text:style-name="T79">3</text:span> <text:s/><text:tab/> <text:s text:c="3"/>x<text:span text:style-name="T79">6</text:span> <text:tab/></text:p>
      <text:p text:style-name="P56"><text:span text:style-name="T84"><text:s text:c="4"/>1. <text:s text:c="17"/>0.0014520 <text:s/>- 0.1267950 <text:s/></text:span></text:p>
      <text:p text:style-name="P56"><text:span text:style-name="T84"><text:s text:c="4"/>0.0014520 <text:s text:c="3"/>1. <text:s text:c="18"/>0.1197600 <text:s/></text:span></text:p>
      <text:p text:style-name="P56"><text:span text:style-name="T84">- 0.1267950 <text:s text:c="3"/>0.1197600 <text:s text:c="3"/>1.</text:span></text:p>
      <text:p text:style-name="P56"><text:soft-page-break/><text:span text:style-name="T84">В сравнении с исходной моделью, коэффициенты парной корреляци уменьшились.</text:span></text:p>
      <text:p text:style-name="P46"/>
      <text:p text:style-name="P46">Между <text:span text:style-name="T57">факторами и результативными переменными</text:span>: </text:p>
      <text:p text:style-name="P47"><text:span text:style-name="T57">y:</text:span><text:span text:style-name="T54"> </text:span><text:span text:style-name="T58"><text:s/></text:span><text:span text:style-name="T84"><text:s text:c="2"/>- 0.0949772 <text:s text:c="3"/>0.8046082 <text:s text:c="3"/>0.2663330</text:span></text:p>
      <text:p text:style-name="P47"><text:span text:style-name="T84">Видна сильная корреляция между фактором x3 и результатом, как и в исходной модели.</text:span></text:p>
      <text:p text:style-name="P47"><text:span text:style-name="T84"/></text:p>
      <text:p text:style-name="P47"><text:span text:style-name="T84">Частные коэффициенты корреляции.</text:span></text:p>
      <text:p text:style-name="P47"><text:span text:style-name="T84">y: <text:s text:c="2"/>- 0.0226713 <text:s text:c="3"/>0.8828106 <text:s text:c="3"/>0.3759958 </text:span></text:p>
      <text:p text:style-name="P47"><text:span text:style-name="T84">В целом соответствуют парным коэффициентам корредяуии.</text:span></text:p>
      <text:p text:style-name="P57"/>
      <text:p text:style-name="P13">Выводы</text:p>
      <text:p text:style-name="P58"><text:span text:style-name="T84">Было проведено тестирование модели на гомоскедастичность.</text:span></text:p>
      <text:p text:style-name="P58"><text:span text:style-name="T84">Тесты Спирмана и Глейзера показали её наличие, тесты Уайта и </text:span><text:span text:style-name="T85">Голдфелда-Квандта </text:span><text:span text:style-name="T86">не подтвердили её существование. В итоге было принято решение о гетероскедастичности модели.</text:span></text:p>
      <text:p text:style-name="P58"><text:span text:style-name="T86">Используя результаты теста Глейзера были получены оценки дисперсии ошибок, после чего к исходной модели (x2, x3, x6) был применён ОМНК.</text:span></text:p>
      <text:p text:style-name="P59"><text:span text:style-name="T87">В резульате коэффициенты регрессис полученной модели сильно изменились относительно исходных:</text:span></text:p>
      <text:p text:style-name="P59"><text:span text:style-name="T87">Исходные:</text:span></text:p>
      <text:p text:style-name="P60"><text:span text:style-name="T88">y = </text:span><text:span text:style-name="T89">0.395</text:span><text:span text:style-name="T87"> <text:s text:c="2"/></text:span><text:span text:style-name="T88">+</text:span><text:span text:style-name="T87"> </text:span><text:span text:style-name="T89"><text:s text:c="2"/>0.003</text:span><text:span text:style-name="T87"> </text:span><text:span text:style-name="T88">x</text:span><text:span text:style-name="T89">2</text:span><text:span text:style-name="T88"> </text:span><text:span text:style-name="T89">+</text:span><text:span text:style-name="T90"> </text:span><text:span text:style-name="T89">0.328</text:span><text:span text:style-name="T87"> </text:span><text:span text:style-name="T88">x</text:span><text:span text:style-name="T89">3</text:span><text:span text:style-name="T88"> +</text:span><text:span text:style-name="T87"> </text:span><text:span text:style-name="T89">5.626</text:span><text:span text:style-name="T87"> </text:span><text:span text:style-name="T88">x6 </text:span></text:p>
      <text:p text:style-name="P60"><text:span text:style-name="T87">Получены:</text:span></text:p>
      <text:p text:style-name="P61"><text:span text:style-name="T88">y = </text:span><text:span text:style-name="T91">-13.953</text:span><text:span text:style-name="T87"> </text:span><text:span text:style-name="T88">+</text:span><text:span text:style-name="T87"> </text:span><text:span text:style-name="T89"><text:s/>0.</text:span><text:span text:style-name="T91">161</text:span><text:span text:style-name="T87"> </text:span><text:span text:style-name="T88">x</text:span><text:span text:style-name="T89">2</text:span><text:span text:style-name="T88"> </text:span><text:span text:style-name="T89">+</text:span><text:span text:style-name="T90"> </text:span><text:span text:style-name="T89">0.</text:span><text:span text:style-name="T91">640</text:span><text:span text:style-name="T87"> </text:span><text:span text:style-name="T88">x</text:span><text:span text:style-name="T89">3</text:span><text:span text:style-name="T88"> +</text:span><text:span text:style-name="T87"> </text:span><text:span text:style-name="T91">7.3</text:span><text:span text:style-name="T87">00 </text:span><text:span text:style-name="T88">x6</text:span></text:p>
      <text:p text:style-name="P61"><text:span text:style-name="T92">Уменьшились, коэффициент детерминации и F-критерий значимости модели, но остались на приемлемом уровне. </text:span></text:p>
      <text:p text:style-name="P62"><text:span text:style-name="T92">Фактор внешних условий стал значимым.</text:span></text:p>
      <text:p text:style-name="P62"><text:span text:style-name="T88"><text:s/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98cm" fo:text-indent="-0.318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408cm" fo:text-indent="-0.318cm" fo:margin-left="7.4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218cm" fo:text-indent="-0.318cm" fo:margin-left="11.2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58cm" fo:text-indent="-0.635cm" fo:margin-left="1.0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307cm" fo:text-indent="-0.635cm" fo:margin-left="2.30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24T00:28:58</dc:date>
    <meta:print-date>2011-11-11T08:42:00</meta:print-date>
    <meta:editing-cycles>205</meta:editing-cycles>
    <meta:editing-duration>P1DT1H38M13S</meta:editing-duration>
    <meta:generator>LibreOffice/3.6$Linux_X86_64 LibreOffice_project/360m1$Build-2</meta:generator>
    <meta:document-statistic meta:table-count="0" meta:image-count="0" meta:object-count="0" meta:page-count="6" meta:paragraph-count="208" meta:word-count="1072" meta:character-count="7367" meta:non-whitespace-character-count="5744"/>
    <meta:user-defined meta:name="Поле 1"/>
    <meta:user-defined meta:name="Поле 2"/>
    <meta:user-defined meta:name="Поле 3"/>
    <meta:user-defined meta:name="Поле 4"/>
  </office:meta>
</office:document-meta>
</file>